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4.026cm" svg:height="15.246cm" svg:x="27.583cm" svg:y="1.032cm">
            <draw:object draw:notify-on-update-of-ranges="Arkusz1.A1:Arkusz1.A101 Arkusz1.L1:Arkusz1.L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57807" calcext:value-type="float">
            <text:p>23.57807</text:p>
          </table:table-cell>
          <table:table-cell office:value-type="float" office:value="4.1784205" calcext:value-type="float">
            <text:p>4.1784205</text:p>
          </table:table-cell>
          <table:table-cell office:value-type="float" office:value="3.2111092" calcext:value-type="float">
            <text:p>3.2111092</text:p>
          </table:table-cell>
          <table:table-cell office:value-type="float" office:value="8.455199" calcext:value-type="float">
            <text:p>8.455199</text:p>
          </table:table-cell>
          <table:table-cell office:value-type="float" office:value="0.37699288" calcext:value-type="float">
            <text:p>0.37699288</text:p>
          </table:table-cell>
          <table:table-cell office:value-type="float" office:value="3.157514" calcext:value-type="float">
            <text:p>3.157514</text:p>
          </table:table-cell>
          <table:table-cell office:value-type="float" office:value="3.001461" calcext:value-type="float">
            <text:p>3.001461</text:p>
          </table:table-cell>
          <table:table-cell office:value-type="float" office:value="5.5076323" calcext:value-type="float">
            <text:p>5.5076323</text:p>
          </table:table-cell>
          <table:table-cell office:value-type="float" office:value="5.575914" calcext:value-type="float">
            <text:p>5.575914</text:p>
          </table:table-cell>
          <table:table-cell office:value-type="float" office:value="3.4462297" calcext:value-type="float">
            <text:p>3.4462297</text:p>
          </table:table-cell>
          <table:table-cell table:formula="of:=AVERAGE([.B1:.K1])" office:value-type="float" office:value="6.048854258" calcext:value-type="float">
            <text:p>6.048854258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20.695917" calcext:value-type="float">
            <text:p>20.695917</text:p>
          </table:table-cell>
          <table:table-cell office:value-type="float" office:value="6.5855126" calcext:value-type="float">
            <text:p>6.5855126</text:p>
          </table:table-cell>
          <table:table-cell office:value-type="float" office:value="4.997531" calcext:value-type="float">
            <text:p>4.997531</text:p>
          </table:table-cell>
          <table:table-cell office:value-type="float" office:value="0.046075102" calcext:value-type="float">
            <text:p>0.046075102</text:p>
          </table:table-cell>
          <table:table-cell office:value-type="float" office:value="1.0248805" calcext:value-type="float">
            <text:p>1.0248805</text:p>
          </table:table-cell>
          <table:table-cell office:value-type="float" office:value="3.9471076" calcext:value-type="float">
            <text:p>3.9471076</text:p>
          </table:table-cell>
          <table:table-cell office:value-type="float" office:value="6.432899" calcext:value-type="float">
            <text:p>6.432899</text:p>
          </table:table-cell>
          <table:table-cell office:value-type="float" office:value="5.518544" calcext:value-type="float">
            <text:p>5.518544</text:p>
          </table:table-cell>
          <table:table-cell office:value-type="float" office:value="1.7486975" calcext:value-type="float">
            <text:p>1.7486975</text:p>
          </table:table-cell>
          <table:table-cell office:value-type="float" office:value="1.8197428" calcext:value-type="float">
            <text:p>1.8197428</text:p>
          </table:table-cell>
          <table:table-cell table:formula="of:=AVERAGE([.B2:.K2])" office:value-type="float" office:value="5.2816907102" calcext:value-type="float">
            <text:p>5.281690710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0.608938" calcext:value-type="float">
            <text:p>20.608938</text:p>
          </table:table-cell>
          <table:table-cell office:value-type="float" office:value="7.0287566" calcext:value-type="float">
            <text:p>7.0287566</text:p>
          </table:table-cell>
          <table:table-cell office:value-type="float" office:value="4.997531" calcext:value-type="float">
            <text:p>4.997531</text:p>
          </table:table-cell>
          <table:table-cell office:value-type="float" office:value="3.0879307" calcext:value-type="float">
            <text:p>3.0879307</text:p>
          </table:table-cell>
          <table:table-cell office:value-type="float" office:value="3.0840824" calcext:value-type="float">
            <text:p>3.0840824</text:p>
          </table:table-cell>
          <table:table-cell office:value-type="float" office:value="4.3559504" calcext:value-type="float">
            <text:p>4.3559504</text:p>
          </table:table-cell>
          <table:table-cell office:value-type="float" office:value="6.460191" calcext:value-type="float">
            <text:p>6.460191</text:p>
          </table:table-cell>
          <table:table-cell office:value-type="float" office:value="5.4888535" calcext:value-type="float">
            <text:p>5.4888535</text:p>
          </table:table-cell>
          <table:table-cell office:value-type="float" office:value="6.3961253" calcext:value-type="float">
            <text:p>6.3961253</text:p>
          </table:table-cell>
          <table:table-cell office:value-type="float" office:value="0.8733605" calcext:value-type="float">
            <text:p>0.8733605</text:p>
          </table:table-cell>
          <table:table-cell table:formula="of:=AVERAGE([.B3:.K3])" office:value-type="float" office:value="6.23817194" calcext:value-type="float">
            <text:p>6.23817194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4.7290974" calcext:value-type="float">
            <text:p>4.7290974</text:p>
          </table:table-cell>
          <table:table-cell office:value-type="float" office:value="8.622534" calcext:value-type="float">
            <text:p>8.622534</text:p>
          </table:table-cell>
          <table:table-cell office:value-type="float" office:value="5.3960915" calcext:value-type="float">
            <text:p>5.3960915</text:p>
          </table:table-cell>
          <table:table-cell office:value-type="float" office:value="1.5360782" calcext:value-type="float">
            <text:p>1.5360782</text:p>
          </table:table-cell>
          <table:table-cell office:value-type="float" office:value="3.0840824" calcext:value-type="float">
            <text:p>3.0840824</text:p>
          </table:table-cell>
          <table:table-cell office:value-type="float" office:value="4.3604693" calcext:value-type="float">
            <text:p>4.3604693</text:p>
          </table:table-cell>
          <table:table-cell office:value-type="float" office:value="3.654958" calcext:value-type="float">
            <text:p>3.654958</text:p>
          </table:table-cell>
          <table:table-cell office:value-type="float" office:value="0.089825585" calcext:value-type="float">
            <text:p>0.089825585</text:p>
          </table:table-cell>
          <table:table-cell office:value-type="float" office:value="6.1292257" calcext:value-type="float">
            <text:p>6.1292257</text:p>
          </table:table-cell>
          <table:table-cell office:value-type="float" office:value="0.87152225" calcext:value-type="float">
            <text:p>0.87152225</text:p>
          </table:table-cell>
          <table:table-cell table:formula="of:=AVERAGE([.B4:.K4])" office:value-type="float" office:value="3.8473884335" calcext:value-type="float">
            <text:p>3.847388433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7.5590334" calcext:value-type="float">
            <text:p>7.5590334</text:p>
          </table:table-cell>
          <table:table-cell office:value-type="float" office:value="5.7321925" calcext:value-type="float">
            <text:p>5.7321925</text:p>
          </table:table-cell>
          <table:table-cell office:value-type="float" office:value="5.7306123" calcext:value-type="float">
            <text:p>5.7306123</text:p>
          </table:table-cell>
          <table:table-cell office:value-type="float" office:value="2.8673043" calcext:value-type="float">
            <text:p>2.8673043</text:p>
          </table:table-cell>
          <table:table-cell office:value-type="float" office:value="3.1204073" calcext:value-type="float">
            <text:p>3.1204073</text:p>
          </table:table-cell>
          <table:table-cell office:value-type="float" office:value="1.8916224" calcext:value-type="float">
            <text:p>1.8916224</text:p>
          </table:table-cell>
          <table:table-cell office:value-type="float" office:value="3.6791866" calcext:value-type="float">
            <text:p>3.6791866</text:p>
          </table:table-cell>
          <table:table-cell office:value-type="float" office:value="0.27454004" calcext:value-type="float">
            <text:p>0.27454004</text:p>
          </table:table-cell>
          <table:table-cell office:value-type="float" office:value="4.7627907" calcext:value-type="float">
            <text:p>4.7627907</text:p>
          </table:table-cell>
          <table:table-cell office:value-type="float" office:value="0.8869106" calcext:value-type="float">
            <text:p>0.8869106</text:p>
          </table:table-cell>
          <table:table-cell table:formula="of:=AVERAGE([.B5:.K5])" office:value-type="float" office:value="3.650460014" calcext:value-type="float">
            <text:p>3.650460014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3.930106" calcext:value-type="float">
            <text:p>3.930106</text:p>
          </table:table-cell>
          <table:table-cell office:value-type="float" office:value="6.2864532" calcext:value-type="float">
            <text:p>6.2864532</text:p>
          </table:table-cell>
          <table:table-cell office:value-type="float" office:value="4.1926394" calcext:value-type="float">
            <text:p>4.1926394</text:p>
          </table:table-cell>
          <table:table-cell office:value-type="float" office:value="0.80930763" calcext:value-type="float">
            <text:p>0.80930763</text:p>
          </table:table-cell>
          <table:table-cell office:value-type="float" office:value="3.120507" calcext:value-type="float">
            <text:p>3.120507</text:p>
          </table:table-cell>
          <table:table-cell office:value-type="float" office:value="1.8985903" calcext:value-type="float">
            <text:p>1.8985903</text:p>
          </table:table-cell>
          <table:table-cell office:value-type="float" office:value="5.868713" calcext:value-type="float">
            <text:p>5.868713</text:p>
          </table:table-cell>
          <table:table-cell office:value-type="float" office:value="0.029290998" calcext:value-type="float">
            <text:p>0.029290998</text:p>
          </table:table-cell>
          <table:table-cell office:value-type="float" office:value="6.2332125" calcext:value-type="float">
            <text:p>6.2332125</text:p>
          </table:table-cell>
          <table:table-cell office:value-type="float" office:value="0.89268357" calcext:value-type="float">
            <text:p>0.89268357</text:p>
          </table:table-cell>
          <table:table-cell table:formula="of:=AVERAGE([.B6:.K6])" office:value-type="float" office:value="3.3261503598" calcext:value-type="float">
            <text:p>3.3261503598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3.3064814" calcext:value-type="float">
            <text:p>3.3064814</text:p>
          </table:table-cell>
          <table:table-cell office:value-type="float" office:value="4.6378393" calcext:value-type="float">
            <text:p>4.6378393</text:p>
          </table:table-cell>
          <table:table-cell office:value-type="float" office:value="4.2264605" calcext:value-type="float">
            <text:p>4.2264605</text:p>
          </table:table-cell>
          <table:table-cell office:value-type="float" office:value="1.7871641" calcext:value-type="float">
            <text:p>1.7871641</text:p>
          </table:table-cell>
          <table:table-cell office:value-type="float" office:value="3.121205" calcext:value-type="float">
            <text:p>3.121205</text:p>
          </table:table-cell>
          <table:table-cell office:value-type="float" office:value="3.1858563" calcext:value-type="float">
            <text:p>3.1858563</text:p>
          </table:table-cell>
          <table:table-cell office:value-type="float" office:value="1.61382" calcext:value-type="float">
            <text:p>1.61382</text:p>
          </table:table-cell>
          <table:table-cell office:value-type="float" office:value="0.18185173" calcext:value-type="float">
            <text:p>0.18185173</text:p>
          </table:table-cell>
          <table:table-cell office:value-type="float" office:value="8.587794" calcext:value-type="float">
            <text:p>8.587794</text:p>
          </table:table-cell>
          <table:table-cell office:value-type="float" office:value="0.89931566" calcext:value-type="float">
            <text:p>0.89931566</text:p>
          </table:table-cell>
          <table:table-cell table:formula="of:=AVERAGE([.B7:.K7])" office:value-type="float" office:value="3.154778799" calcext:value-type="float">
            <text:p>3.154778799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3.8940136" calcext:value-type="float">
            <text:p>3.8940136</text:p>
          </table:table-cell>
          <table:table-cell office:value-type="float" office:value="6.286657" calcext:value-type="float">
            <text:p>6.286657</text:p>
          </table:table-cell>
          <table:table-cell office:value-type="float" office:value="4.5911574" calcext:value-type="float">
            <text:p>4.5911574</text:p>
          </table:table-cell>
          <table:table-cell office:value-type="float" office:value="0.22521102" calcext:value-type="float">
            <text:p>0.22521102</text:p>
          </table:table-cell>
          <table:table-cell office:value-type="float" office:value="3.131378" calcext:value-type="float">
            <text:p>3.131378</text:p>
          </table:table-cell>
          <table:table-cell office:value-type="float" office:value="2.8639069" calcext:value-type="float">
            <text:p>2.8639069</text:p>
          </table:table-cell>
          <table:table-cell office:value-type="float" office:value="5.184704" calcext:value-type="float">
            <text:p>5.184704</text:p>
          </table:table-cell>
          <table:table-cell office:value-type="float" office:value="0.04487046" calcext:value-type="float">
            <text:p>0.04487046</text:p>
          </table:table-cell>
          <table:table-cell office:value-type="float" office:value="4.871797" calcext:value-type="float">
            <text:p>4.871797</text:p>
          </table:table-cell>
          <table:table-cell office:value-type="float" office:value="0.8971209" calcext:value-type="float">
            <text:p>0.8971209</text:p>
          </table:table-cell>
          <table:table-cell table:formula="of:=AVERAGE([.B8:.K8])" office:value-type="float" office:value="3.199081628" calcext:value-type="float">
            <text:p>3.19908162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.4846067" calcext:value-type="float">
            <text:p>2.4846067</text:p>
          </table:table-cell>
          <table:table-cell office:value-type="float" office:value="3.0607922" calcext:value-type="float">
            <text:p>3.0607922</text:p>
          </table:table-cell>
          <table:table-cell office:value-type="float" office:value="4.712703" calcext:value-type="float">
            <text:p>4.712703</text:p>
          </table:table-cell>
          <table:table-cell office:value-type="float" office:value="0.22521102" calcext:value-type="float">
            <text:p>0.22521102</text:p>
          </table:table-cell>
          <table:table-cell office:value-type="float" office:value="0.2047367" calcext:value-type="float">
            <text:p>0.2047367</text:p>
          </table:table-cell>
          <table:table-cell office:value-type="float" office:value="2.268695" calcext:value-type="float">
            <text:p>2.268695</text:p>
          </table:table-cell>
          <table:table-cell office:value-type="float" office:value="5.884719" calcext:value-type="float">
            <text:p>5.884719</text:p>
          </table:table-cell>
          <table:table-cell office:value-type="float" office:value="0.06549156" calcext:value-type="float">
            <text:p>0.06549156</text:p>
          </table:table-cell>
          <table:table-cell office:value-type="float" office:value="4.756757" calcext:value-type="float">
            <text:p>4.756757</text:p>
          </table:table-cell>
          <table:table-cell office:value-type="float" office:value="0.8992872" calcext:value-type="float">
            <text:p>0.8992872</text:p>
          </table:table-cell>
          <table:table-cell table:formula="of:=AVERAGE([.B9:.K9])" office:value-type="float" office:value="2.456299938" calcext:value-type="float">
            <text:p>2.456299938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.9323869" calcext:value-type="float">
            <text:p>2.9323869</text:p>
          </table:table-cell>
          <table:table-cell office:value-type="float" office:value="5.8595376" calcext:value-type="float">
            <text:p>5.8595376</text:p>
          </table:table-cell>
          <table:table-cell office:value-type="float" office:value="3.4854076" calcext:value-type="float">
            <text:p>3.4854076</text:p>
          </table:table-cell>
          <table:table-cell office:value-type="float" office:value="0.11038351" calcext:value-type="float">
            <text:p>0.11038351</text:p>
          </table:table-cell>
          <table:table-cell office:value-type="float" office:value="2.981617" calcext:value-type="float">
            <text:p>2.981617</text:p>
          </table:table-cell>
          <table:table-cell office:value-type="float" office:value="2.0905948" calcext:value-type="float">
            <text:p>2.0905948</text:p>
          </table:table-cell>
          <table:table-cell office:value-type="float" office:value="5.8850303" calcext:value-type="float">
            <text:p>5.8850303</text:p>
          </table:table-cell>
          <table:table-cell office:value-type="float" office:value="0.04693351" calcext:value-type="float">
            <text:p>0.04693351</text:p>
          </table:table-cell>
          <table:table-cell office:value-type="float" office:value="5.251841" calcext:value-type="float">
            <text:p>5.251841</text:p>
          </table:table-cell>
          <table:table-cell office:value-type="float" office:value="0.8866293" calcext:value-type="float">
            <text:p>0.8866293</text:p>
          </table:table-cell>
          <table:table-cell table:formula="of:=AVERAGE([.B10:.K10])" office:value-type="float" office:value="2.953036152" calcext:value-type="float">
            <text:p>2.953036152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.864204" calcext:value-type="float">
            <text:p>2.864204</text:p>
          </table:table-cell>
          <table:table-cell office:value-type="float" office:value="0.20813075" calcext:value-type="float">
            <text:p>0.20813075</text:p>
          </table:table-cell>
          <table:table-cell office:value-type="float" office:value="4.275671" calcext:value-type="float">
            <text:p>4.275671</text:p>
          </table:table-cell>
          <table:table-cell office:value-type="float" office:value="0.22521102" calcext:value-type="float">
            <text:p>0.22521102</text:p>
          </table:table-cell>
          <table:table-cell office:value-type="float" office:value="1.3648441" calcext:value-type="float">
            <text:p>1.3648441</text:p>
          </table:table-cell>
          <table:table-cell office:value-type="float" office:value="2.586459" calcext:value-type="float">
            <text:p>2.586459</text:p>
          </table:table-cell>
          <table:table-cell office:value-type="float" office:value="5.892304" calcext:value-type="float">
            <text:p>5.892304</text:p>
          </table:table-cell>
          <table:table-cell office:value-type="float" office:value="0.04050679" calcext:value-type="float">
            <text:p>0.04050679</text:p>
          </table:table-cell>
          <table:table-cell office:value-type="float" office:value="5.6343026" calcext:value-type="float">
            <text:p>5.6343026</text:p>
          </table:table-cell>
          <table:table-cell office:value-type="float" office:value="0.8886213" calcext:value-type="float">
            <text:p>0.8886213</text:p>
          </table:table-cell>
          <table:table-cell table:formula="of:=AVERAGE([.B11:.K11])" office:value-type="float" office:value="2.398025456" calcext:value-type="float">
            <text:p>2.398025456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0.28089958" calcext:value-type="float">
            <text:p>0.28089958</text:p>
          </table:table-cell>
          <table:table-cell office:value-type="float" office:value="0.32385275" calcext:value-type="float">
            <text:p>0.32385275</text:p>
          </table:table-cell>
          <table:table-cell office:value-type="float" office:value="3.9177015" calcext:value-type="float">
            <text:p>3.9177015</text:p>
          </table:table-cell>
          <table:table-cell office:value-type="float" office:value="0.22569491" calcext:value-type="float">
            <text:p>0.22569491</text:p>
          </table:table-cell>
          <table:table-cell office:value-type="float" office:value="2.9005423" calcext:value-type="float">
            <text:p>2.9005423</text:p>
          </table:table-cell>
          <table:table-cell office:value-type="float" office:value="1.2474422" calcext:value-type="float">
            <text:p>1.2474422</text:p>
          </table:table-cell>
          <table:table-cell office:value-type="float" office:value="5.892304" calcext:value-type="float">
            <text:p>5.892304</text:p>
          </table:table-cell>
          <table:table-cell office:value-type="float" office:value="0.042643648" calcext:value-type="float">
            <text:p>0.042643648</text:p>
          </table:table-cell>
          <table:table-cell office:value-type="float" office:value="4.9143853" calcext:value-type="float">
            <text:p>4.9143853</text:p>
          </table:table-cell>
          <table:table-cell office:value-type="float" office:value="0.85001475" calcext:value-type="float">
            <text:p>0.85001475</text:p>
          </table:table-cell>
          <table:table-cell table:formula="of:=AVERAGE([.B12:.K12])" office:value-type="float" office:value="2.0595480938" calcext:value-type="float">
            <text:p>2.0595480938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.511076" calcext:value-type="float">
            <text:p>2.511076</text:p>
          </table:table-cell>
          <table:table-cell office:value-type="float" office:value="0.26694372" calcext:value-type="float">
            <text:p>0.26694372</text:p>
          </table:table-cell>
          <table:table-cell office:value-type="float" office:value="4.026213" calcext:value-type="float">
            <text:p>4.026213</text:p>
          </table:table-cell>
          <table:table-cell office:value-type="float" office:value="0.089214884" calcext:value-type="float">
            <text:p>0.089214884</text:p>
          </table:table-cell>
          <table:table-cell office:value-type="float" office:value="2.6855998" calcext:value-type="float">
            <text:p>2.6855998</text:p>
          </table:table-cell>
          <table:table-cell office:value-type="float" office:value="2.8719187" calcext:value-type="float">
            <text:p>2.8719187</text:p>
          </table:table-cell>
          <table:table-cell office:value-type="float" office:value="5.929017" calcext:value-type="float">
            <text:p>5.929017</text:p>
          </table:table-cell>
          <table:table-cell office:value-type="float" office:value="0.0410091" calcext:value-type="float">
            <text:p>0.0410091</text:p>
          </table:table-cell>
          <table:table-cell office:value-type="float" office:value="5.677989" calcext:value-type="float">
            <text:p>5.677989</text:p>
          </table:table-cell>
          <table:table-cell office:value-type="float" office:value="0.89819103" calcext:value-type="float">
            <text:p>0.89819103</text:p>
          </table:table-cell>
          <table:table-cell table:formula="of:=AVERAGE([.B13:.K13])" office:value-type="float" office:value="2.4997172234" calcext:value-type="float">
            <text:p>2.4997172234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.7543175" calcext:value-type="float">
            <text:p>2.7543175</text:p>
          </table:table-cell>
          <table:table-cell office:value-type="float" office:value="0.32237014" calcext:value-type="float">
            <text:p>0.32237014</text:p>
          </table:table-cell>
          <table:table-cell office:value-type="float" office:value="2.953922" calcext:value-type="float">
            <text:p>2.953922</text:p>
          </table:table-cell>
          <table:table-cell office:value-type="float" office:value="0.10514381" calcext:value-type="float">
            <text:p>0.10514381</text:p>
          </table:table-cell>
          <table:table-cell office:value-type="float" office:value="2.9005423" calcext:value-type="float">
            <text:p>2.9005423</text:p>
          </table:table-cell>
          <table:table-cell office:value-type="float" office:value="3.1892695" calcext:value-type="float">
            <text:p>3.1892695</text:p>
          </table:table-cell>
          <table:table-cell office:value-type="float" office:value="6.117531" calcext:value-type="float">
            <text:p>6.117531</text:p>
          </table:table-cell>
          <table:table-cell office:value-type="float" office:value="0.04236142" calcext:value-type="float">
            <text:p>0.04236142</text:p>
          </table:table-cell>
          <table:table-cell office:value-type="float" office:value="4.921175" calcext:value-type="float">
            <text:p>4.921175</text:p>
          </table:table-cell>
          <table:table-cell office:value-type="float" office:value="0.65394974" calcext:value-type="float">
            <text:p>0.65394974</text:p>
          </table:table-cell>
          <table:table-cell table:formula="of:=AVERAGE([.B14:.K14])" office:value-type="float" office:value="2.396058241" calcext:value-type="float">
            <text:p>2.396058241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.6989286" calcext:value-type="float">
            <text:p>2.6989286</text:p>
          </table:table-cell>
          <table:table-cell office:value-type="float" office:value="0.21216923" calcext:value-type="float">
            <text:p>0.21216923</text:p>
          </table:table-cell>
          <table:table-cell office:value-type="float" office:value="4.1036916" calcext:value-type="float">
            <text:p>4.1036916</text:p>
          </table:table-cell>
          <table:table-cell office:value-type="float" office:value="0.092378326" calcext:value-type="float">
            <text:p>0.092378326</text:p>
          </table:table-cell>
          <table:table-cell office:value-type="float" office:value="2.9406912" calcext:value-type="float">
            <text:p>2.9406912</text:p>
          </table:table-cell>
          <table:table-cell office:value-type="float" office:value="1.6486707" calcext:value-type="float">
            <text:p>1.6486707</text:p>
          </table:table-cell>
          <table:table-cell office:value-type="float" office:value="0.33449948" calcext:value-type="float">
            <text:p>0.33449948</text:p>
          </table:table-cell>
          <table:table-cell office:value-type="float" office:value="0.043215558" calcext:value-type="float">
            <text:p>0.043215558</text:p>
          </table:table-cell>
          <table:table-cell office:value-type="float" office:value="5.091678" calcext:value-type="float">
            <text:p>5.091678</text:p>
          </table:table-cell>
          <table:table-cell office:value-type="float" office:value="0.9032351" calcext:value-type="float">
            <text:p>0.9032351</text:p>
          </table:table-cell>
          <table:table-cell table:formula="of:=AVERAGE([.B15:.K15])" office:value-type="float" office:value="1.8069157794" calcext:value-type="float">
            <text:p>1.8069157794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.8488889" calcext:value-type="float">
            <text:p>2.8488889</text:p>
          </table:table-cell>
          <table:table-cell office:value-type="float" office:value="0.26694372" calcext:value-type="float">
            <text:p>0.26694372</text:p>
          </table:table-cell>
          <table:table-cell office:value-type="float" office:value="4.1034575" calcext:value-type="float">
            <text:p>4.1034575</text:p>
          </table:table-cell>
          <table:table-cell office:value-type="float" office:value="0.17768867" calcext:value-type="float">
            <text:p>0.17768867</text:p>
          </table:table-cell>
          <table:table-cell office:value-type="float" office:value="2.9763718" calcext:value-type="float">
            <text:p>2.9763718</text:p>
          </table:table-cell>
          <table:table-cell office:value-type="float" office:value="3.1702816" calcext:value-type="float">
            <text:p>3.1702816</text:p>
          </table:table-cell>
          <table:table-cell office:value-type="float" office:value="6.0110703" calcext:value-type="float">
            <text:p>6.0110703</text:p>
          </table:table-cell>
          <table:table-cell office:value-type="float" office:value="0.043707382" calcext:value-type="float">
            <text:p>0.043707382</text:p>
          </table:table-cell>
          <table:table-cell office:value-type="float" office:value="5.1347413" calcext:value-type="float">
            <text:p>5.1347413</text:p>
          </table:table-cell>
          <table:table-cell office:value-type="float" office:value="0.9103432" calcext:value-type="float">
            <text:p>0.9103432</text:p>
          </table:table-cell>
          <table:table-cell table:formula="of:=AVERAGE([.B16:.K16])" office:value-type="float" office:value="2.5643494372" calcext:value-type="float">
            <text:p>2.5643494372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2.9709759" calcext:value-type="float">
            <text:p>2.9709759</text:p>
          </table:table-cell>
          <table:table-cell office:value-type="float" office:value="0.11146179" calcext:value-type="float">
            <text:p>0.11146179</text:p>
          </table:table-cell>
          <table:table-cell office:value-type="float" office:value="3.8368328" calcext:value-type="float">
            <text:p>3.8368328</text:p>
          </table:table-cell>
          <table:table-cell office:value-type="float" office:value="0.10223155" calcext:value-type="float">
            <text:p>0.10223155</text:p>
          </table:table-cell>
          <table:table-cell office:value-type="float" office:value="2.997484" calcext:value-type="float">
            <text:p>2.997484</text:p>
          </table:table-cell>
          <table:table-cell office:value-type="float" office:value="2.9991136" calcext:value-type="float">
            <text:p>2.9991136</text:p>
          </table:table-cell>
          <table:table-cell office:value-type="float" office:value="5.751336" calcext:value-type="float">
            <text:p>5.751336</text:p>
          </table:table-cell>
          <table:table-cell office:value-type="float" office:value="0.0438751" calcext:value-type="float">
            <text:p>0.0438751</text:p>
          </table:table-cell>
          <table:table-cell office:value-type="float" office:value="5.166886" calcext:value-type="float">
            <text:p>5.166886</text:p>
          </table:table-cell>
          <table:table-cell office:value-type="float" office:value="0.8807479" calcext:value-type="float">
            <text:p>0.8807479</text:p>
          </table:table-cell>
          <table:table-cell table:formula="of:=AVERAGE([.B17:.K17])" office:value-type="float" office:value="2.486094464" calcext:value-type="float">
            <text:p>2.486094464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.8643842" calcext:value-type="float">
            <text:p>2.8643842</text:p>
          </table:table-cell>
          <table:table-cell office:value-type="float" office:value="0.12909073" calcext:value-type="float">
            <text:p>0.12909073</text:p>
          </table:table-cell>
          <table:table-cell office:value-type="float" office:value="2.2476923" calcext:value-type="float">
            <text:p>2.2476923</text:p>
          </table:table-cell>
          <table:table-cell office:value-type="float" office:value="0.0849626" calcext:value-type="float">
            <text:p>0.0849626</text:p>
          </table:table-cell>
          <table:table-cell office:value-type="float" office:value="3.005598" calcext:value-type="float">
            <text:p>3.005598</text:p>
          </table:table-cell>
          <table:table-cell office:value-type="float" office:value="2.8958423" calcext:value-type="float">
            <text:p>2.8958423</text:p>
          </table:table-cell>
          <table:table-cell office:value-type="float" office:value="5.7308507" calcext:value-type="float">
            <text:p>5.7308507</text:p>
          </table:table-cell>
          <table:table-cell office:value-type="float" office:value="0.050679967" calcext:value-type="float">
            <text:p>0.050679967</text:p>
          </table:table-cell>
          <table:table-cell office:value-type="float" office:value="5.134245" calcext:value-type="float">
            <text:p>5.134245</text:p>
          </table:table-cell>
          <table:table-cell office:value-type="float" office:value="0.9104963" calcext:value-type="float">
            <text:p>0.9104963</text:p>
          </table:table-cell>
          <table:table-cell table:formula="of:=AVERAGE([.B18:.K18])" office:value-type="float" office:value="2.3053842097" calcext:value-type="float">
            <text:p>2.3053842097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3.0030754" calcext:value-type="float">
            <text:p>3.0030754</text:p>
          </table:table-cell>
          <table:table-cell office:value-type="float" office:value="0.10969798" calcext:value-type="float">
            <text:p>0.10969798</text:p>
          </table:table-cell>
          <table:table-cell office:value-type="float" office:value="4.1421385" calcext:value-type="float">
            <text:p>4.1421385</text:p>
          </table:table-cell>
          <table:table-cell office:value-type="float" office:value="0.092378326" calcext:value-type="float">
            <text:p>0.092378326</text:p>
          </table:table-cell>
          <table:table-cell office:value-type="float" office:value="3.0096736" calcext:value-type="float">
            <text:p>3.0096736</text:p>
          </table:table-cell>
          <table:table-cell office:value-type="float" office:value="3.2038102" calcext:value-type="float">
            <text:p>3.2038102</text:p>
          </table:table-cell>
          <table:table-cell office:value-type="float" office:value="3.9574926" calcext:value-type="float">
            <text:p>3.9574926</text:p>
          </table:table-cell>
          <table:table-cell office:value-type="float" office:value="0.042656105" calcext:value-type="float">
            <text:p>0.042656105</text:p>
          </table:table-cell>
          <table:table-cell office:value-type="float" office:value="5.1229286" calcext:value-type="float">
            <text:p>5.1229286</text:p>
          </table:table-cell>
          <table:table-cell office:value-type="float" office:value="0.97063404" calcext:value-type="float">
            <text:p>0.97063404</text:p>
          </table:table-cell>
          <table:table-cell table:formula="of:=AVERAGE([.B19:.K19])" office:value-type="float" office:value="2.3654485351" calcext:value-type="float">
            <text:p>2.3654485351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.8786612" calcext:value-type="float">
            <text:p>2.8786612</text:p>
          </table:table-cell>
          <table:table-cell office:value-type="float" office:value="0.12432302" calcext:value-type="float">
            <text:p>0.12432302</text:p>
          </table:table-cell>
          <table:table-cell office:value-type="float" office:value="2.9096673" calcext:value-type="float">
            <text:p>2.9096673</text:p>
          </table:table-cell>
          <table:table-cell office:value-type="float" office:value="0.194111" calcext:value-type="float">
            <text:p>0.194111</text:p>
          </table:table-cell>
          <table:table-cell office:value-type="float" office:value="2.9276147" calcext:value-type="float">
            <text:p>2.9276147</text:p>
          </table:table-cell>
          <table:table-cell office:value-type="float" office:value="3.1893559" calcext:value-type="float">
            <text:p>3.1893559</text:p>
          </table:table-cell>
          <table:table-cell office:value-type="float" office:value="6.1633673" calcext:value-type="float">
            <text:p>6.1633673</text:p>
          </table:table-cell>
          <table:table-cell office:value-type="float" office:value="0.04186258" calcext:value-type="float">
            <text:p>0.04186258</text:p>
          </table:table-cell>
          <table:table-cell office:value-type="float" office:value="5.13029" calcext:value-type="float">
            <text:p>5.13029</text:p>
          </table:table-cell>
          <table:table-cell office:value-type="float" office:value="0.973723" calcext:value-type="float">
            <text:p>0.973723</text:p>
          </table:table-cell>
          <table:table-cell table:formula="of:=AVERAGE([.B20:.K20])" office:value-type="float" office:value="2.4532976" calcext:value-type="float">
            <text:p>2.4532976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3.030716" calcext:value-type="float">
            <text:p>3.030716</text:p>
          </table:table-cell>
          <table:table-cell office:value-type="float" office:value="0.22419608" calcext:value-type="float">
            <text:p>0.22419608</text:p>
          </table:table-cell>
          <table:table-cell office:value-type="float" office:value="2.2687795" calcext:value-type="float">
            <text:p>2.2687795</text:p>
          </table:table-cell>
          <table:table-cell office:value-type="float" office:value="0.10533039" calcext:value-type="float">
            <text:p>0.10533039</text:p>
          </table:table-cell>
          <table:table-cell office:value-type="float" office:value="2.9712815" calcext:value-type="float">
            <text:p>2.9712815</text:p>
          </table:table-cell>
          <table:table-cell office:value-type="float" office:value="2.8977828" calcext:value-type="float">
            <text:p>2.8977828</text:p>
          </table:table-cell>
          <table:table-cell office:value-type="float" office:value="6.609699" calcext:value-type="float">
            <text:p>6.609699</text:p>
          </table:table-cell>
          <table:table-cell office:value-type="float" office:value="0.038320474" calcext:value-type="float">
            <text:p>0.038320474</text:p>
          </table:table-cell>
          <table:table-cell office:value-type="float" office:value="5.1268454" calcext:value-type="float">
            <text:p>5.1268454</text:p>
          </table:table-cell>
          <table:table-cell office:value-type="float" office:value="0.8037398" calcext:value-type="float">
            <text:p>0.8037398</text:p>
          </table:table-cell>
          <table:table-cell table:formula="of:=AVERAGE([.B21:.K21])" office:value-type="float" office:value="2.4076690944" calcext:value-type="float">
            <text:p>2.4076690944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.8609376" calcext:value-type="float">
            <text:p>2.8609376</text:p>
          </table:table-cell>
          <table:table-cell office:value-type="float" office:value="0.14026283" calcext:value-type="float">
            <text:p>0.14026283</text:p>
          </table:table-cell>
          <table:table-cell office:value-type="float" office:value="2.9049878" calcext:value-type="float">
            <text:p>2.9049878</text:p>
          </table:table-cell>
          <table:table-cell office:value-type="float" office:value="0.226579" calcext:value-type="float">
            <text:p>0.226579</text:p>
          </table:table-cell>
          <table:table-cell office:value-type="float" office:value="2.9705956" calcext:value-type="float">
            <text:p>2.9705956</text:p>
          </table:table-cell>
          <table:table-cell office:value-type="float" office:value="3.1347098" calcext:value-type="float">
            <text:p>3.1347098</text:p>
          </table:table-cell>
          <table:table-cell office:value-type="float" office:value="6.6279864" calcext:value-type="float">
            <text:p>6.6279864</text:p>
          </table:table-cell>
          <table:table-cell office:value-type="float" office:value="0.038780753" calcext:value-type="float">
            <text:p>0.038780753</text:p>
          </table:table-cell>
          <table:table-cell office:value-type="float" office:value="5.3652606" calcext:value-type="float">
            <text:p>5.3652606</text:p>
          </table:table-cell>
          <table:table-cell office:value-type="float" office:value="0.88306206" calcext:value-type="float">
            <text:p>0.88306206</text:p>
          </table:table-cell>
          <table:table-cell table:formula="of:=AVERAGE([.B22:.K22])" office:value-type="float" office:value="2.5153162443" calcext:value-type="float">
            <text:p>2.5153162443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1.441234" calcext:value-type="float">
            <text:p>1.441234</text:p>
          </table:table-cell>
          <table:table-cell office:value-type="float" office:value="0.16844562" calcext:value-type="float">
            <text:p>0.16844562</text:p>
          </table:table-cell>
          <table:table-cell office:value-type="float" office:value="3.9629889" calcext:value-type="float">
            <text:p>3.9629889</text:p>
          </table:table-cell>
          <table:table-cell office:value-type="float" office:value="0.10495773" calcext:value-type="float">
            <text:p>0.10495773</text:p>
          </table:table-cell>
          <table:table-cell office:value-type="float" office:value="3.0012152" calcext:value-type="float">
            <text:p>3.0012152</text:p>
          </table:table-cell>
          <table:table-cell office:value-type="float" office:value="2.8973186" calcext:value-type="float">
            <text:p>2.8973186</text:p>
          </table:table-cell>
          <table:table-cell office:value-type="float" office:value="3.5265465" calcext:value-type="float">
            <text:p>3.5265465</text:p>
          </table:table-cell>
          <table:table-cell office:value-type="float" office:value="0.050731976" calcext:value-type="float">
            <text:p>0.050731976</text:p>
          </table:table-cell>
          <table:table-cell office:value-type="float" office:value="5.2800827" calcext:value-type="float">
            <text:p>5.2800827</text:p>
          </table:table-cell>
          <table:table-cell office:value-type="float" office:value="0.89845604" calcext:value-type="float">
            <text:p>0.89845604</text:p>
          </table:table-cell>
          <table:table-cell table:formula="of:=AVERAGE([.B23:.K23])" office:value-type="float" office:value="2.1331977266" calcext:value-type="float">
            <text:p>2.133197726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.8724875" calcext:value-type="float">
            <text:p>2.8724875</text:p>
          </table:table-cell>
          <table:table-cell office:value-type="float" office:value="0.1522811" calcext:value-type="float">
            <text:p>0.1522811</text:p>
          </table:table-cell>
          <table:table-cell office:value-type="float" office:value="2.4148839" calcext:value-type="float">
            <text:p>2.4148839</text:p>
          </table:table-cell>
          <table:table-cell office:value-type="float" office:value="0.14277071" calcext:value-type="float">
            <text:p>0.14277071</text:p>
          </table:table-cell>
          <table:table-cell office:value-type="float" office:value="2.9138582" calcext:value-type="float">
            <text:p>2.9138582</text:p>
          </table:table-cell>
          <table:table-cell office:value-type="float" office:value="3.117092" calcext:value-type="float">
            <text:p>3.117092</text:p>
          </table:table-cell>
          <table:table-cell office:value-type="float" office:value="6.338222" calcext:value-type="float">
            <text:p>6.338222</text:p>
          </table:table-cell>
          <table:table-cell office:value-type="float" office:value="0.06444169" calcext:value-type="float">
            <text:p>0.06444169</text:p>
          </table:table-cell>
          <table:table-cell office:value-type="float" office:value="5.381275" calcext:value-type="float">
            <text:p>5.381275</text:p>
          </table:table-cell>
          <table:table-cell office:value-type="float" office:value="0.9528169" calcext:value-type="float">
            <text:p>0.9528169</text:p>
          </table:table-cell>
          <table:table-cell table:formula="of:=AVERAGE([.B24:.K24])" office:value-type="float" office:value="2.4350129" calcext:value-type="float">
            <text:p>2.4350129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.9457612" calcext:value-type="float">
            <text:p>2.9457612</text:p>
          </table:table-cell>
          <table:table-cell office:value-type="float" office:value="0.24776736" calcext:value-type="float">
            <text:p>0.24776736</text:p>
          </table:table-cell>
          <table:table-cell office:value-type="float" office:value="2.0567584" calcext:value-type="float">
            <text:p>2.0567584</text:p>
          </table:table-cell>
          <table:table-cell office:value-type="float" office:value="0.10589207" calcext:value-type="float">
            <text:p>0.10589207</text:p>
          </table:table-cell>
          <table:table-cell office:value-type="float" office:value="3.0094156" calcext:value-type="float">
            <text:p>3.0094156</text:p>
          </table:table-cell>
          <table:table-cell office:value-type="float" office:value="3.4562213" calcext:value-type="float">
            <text:p>3.4562213</text:p>
          </table:table-cell>
          <table:table-cell office:value-type="float" office:value="6.1499324" calcext:value-type="float">
            <text:p>6.1499324</text:p>
          </table:table-cell>
          <table:table-cell office:value-type="float" office:value="0.038421478" calcext:value-type="float">
            <text:p>0.038421478</text:p>
          </table:table-cell>
          <table:table-cell office:value-type="float" office:value="5.033777" calcext:value-type="float">
            <text:p>5.033777</text:p>
          </table:table-cell>
          <table:table-cell office:value-type="float" office:value="0.9177188" calcext:value-type="float">
            <text:p>0.9177188</text:p>
          </table:table-cell>
          <table:table-cell table:formula="of:=AVERAGE([.B25:.K25])" office:value-type="float" office:value="2.3961665608" calcext:value-type="float">
            <text:p>2.3961665608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3.030957" calcext:value-type="float">
            <text:p>3.030957</text:p>
          </table:table-cell>
          <table:table-cell office:value-type="float" office:value="0.11110313" calcext:value-type="float">
            <text:p>0.11110313</text:p>
          </table:table-cell>
          <table:table-cell office:value-type="float" office:value="2.0723164" calcext:value-type="float">
            <text:p>2.0723164</text:p>
          </table:table-cell>
          <table:table-cell office:value-type="float" office:value="0.09187506" calcext:value-type="float">
            <text:p>0.09187506</text:p>
          </table:table-cell>
          <table:table-cell office:value-type="float" office:value="3.0318313" calcext:value-type="float">
            <text:p>3.0318313</text:p>
          </table:table-cell>
          <table:table-cell office:value-type="float" office:value="3.540401" calcext:value-type="float">
            <text:p>3.540401</text:p>
          </table:table-cell>
          <table:table-cell office:value-type="float" office:value="6.6525135" calcext:value-type="float">
            <text:p>6.6525135</text:p>
          </table:table-cell>
          <table:table-cell office:value-type="float" office:value="0.056685664" calcext:value-type="float">
            <text:p>0.056685664</text:p>
          </table:table-cell>
          <table:table-cell office:value-type="float" office:value="5.2410197" calcext:value-type="float">
            <text:p>5.2410197</text:p>
          </table:table-cell>
          <table:table-cell office:value-type="float" office:value="0.94458914" calcext:value-type="float">
            <text:p>0.94458914</text:p>
          </table:table-cell>
          <table:table-cell table:formula="of:=AVERAGE([.B26:.K26])" office:value-type="float" office:value="2.4773291894" calcext:value-type="float">
            <text:p>2.4773291894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3.1085649" calcext:value-type="float">
            <text:p>3.1085649</text:p>
          </table:table-cell>
          <table:table-cell office:value-type="float" office:value="0.109262414" calcext:value-type="float">
            <text:p>0.109262414</text:p>
          </table:table-cell>
          <table:table-cell office:value-type="float" office:value="1.8509023" calcext:value-type="float">
            <text:p>1.8509023</text:p>
          </table:table-cell>
          <table:table-cell office:value-type="float" office:value="0.0823712" calcext:value-type="float">
            <text:p>0.0823712</text:p>
          </table:table-cell>
          <table:table-cell office:value-type="float" office:value="3.0724885" calcext:value-type="float">
            <text:p>3.0724885</text:p>
          </table:table-cell>
          <table:table-cell office:value-type="float" office:value="2.9429483" calcext:value-type="float">
            <text:p>2.9429483</text:p>
          </table:table-cell>
          <table:table-cell office:value-type="float" office:value="6.33514" calcext:value-type="float">
            <text:p>6.33514</text:p>
          </table:table-cell>
          <table:table-cell office:value-type="float" office:value="0.056685664" calcext:value-type="float">
            <text:p>0.056685664</text:p>
          </table:table-cell>
          <table:table-cell office:value-type="float" office:value="5.4012556" calcext:value-type="float">
            <text:p>5.4012556</text:p>
          </table:table-cell>
          <table:table-cell office:value-type="float" office:value="0.9931012" calcext:value-type="float">
            <text:p>0.9931012</text:p>
          </table:table-cell>
          <table:table-cell table:formula="of:=AVERAGE([.B27:.K27])" office:value-type="float" office:value="2.3952720078" calcext:value-type="float">
            <text:p>2.3952720078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0.18577804" calcext:value-type="float">
            <text:p>0.18577804</text:p>
          </table:table-cell>
          <table:table-cell office:value-type="float" office:value="0.119501315" calcext:value-type="float">
            <text:p>0.119501315</text:p>
          </table:table-cell>
          <table:table-cell office:value-type="float" office:value="1.8087356" calcext:value-type="float">
            <text:p>1.8087356</text:p>
          </table:table-cell>
          <table:table-cell office:value-type="float" office:value="0.09462605" calcext:value-type="float">
            <text:p>0.09462605</text:p>
          </table:table-cell>
          <table:table-cell office:value-type="float" office:value="3.0588293" calcext:value-type="float">
            <text:p>3.0588293</text:p>
          </table:table-cell>
          <table:table-cell office:value-type="float" office:value="3.503858" calcext:value-type="float">
            <text:p>3.503858</text:p>
          </table:table-cell>
          <table:table-cell office:value-type="float" office:value="1.4719359" calcext:value-type="float">
            <text:p>1.4719359</text:p>
          </table:table-cell>
          <table:table-cell office:value-type="float" office:value="0.05180945" calcext:value-type="float">
            <text:p>0.05180945</text:p>
          </table:table-cell>
          <table:table-cell office:value-type="float" office:value="5.0759" calcext:value-type="float">
            <text:p>5.0759</text:p>
          </table:table-cell>
          <table:table-cell office:value-type="float" office:value="0.8706152" calcext:value-type="float">
            <text:p>0.8706152</text:p>
          </table:table-cell>
          <table:table-cell table:formula="of:=AVERAGE([.B28:.K28])" office:value-type="float" office:value="1.6241588855" calcext:value-type="float">
            <text:p>1.624158885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3.057055" calcext:value-type="float">
            <text:p>3.057055</text:p>
          </table:table-cell>
          <table:table-cell office:value-type="float" office:value="0.12565102" calcext:value-type="float">
            <text:p>0.12565102</text:p>
          </table:table-cell>
          <table:table-cell office:value-type="float" office:value="2.074101" calcext:value-type="float">
            <text:p>2.074101</text:p>
          </table:table-cell>
          <table:table-cell office:value-type="float" office:value="0.10473974" calcext:value-type="float">
            <text:p>0.10473974</text:p>
          </table:table-cell>
          <table:table-cell office:value-type="float" office:value="3.0274913" calcext:value-type="float">
            <text:p>3.0274913</text:p>
          </table:table-cell>
          <table:table-cell office:value-type="float" office:value="3.5335238" calcext:value-type="float">
            <text:p>3.5335238</text:p>
          </table:table-cell>
          <table:table-cell office:value-type="float" office:value="3.1124082" calcext:value-type="float">
            <text:p>3.1124082</text:p>
          </table:table-cell>
          <table:table-cell office:value-type="float" office:value="0.056685664" calcext:value-type="float">
            <text:p>0.056685664</text:p>
          </table:table-cell>
          <table:table-cell office:value-type="float" office:value="5.0655217" calcext:value-type="float">
            <text:p>5.0655217</text:p>
          </table:table-cell>
          <table:table-cell office:value-type="float" office:value="0.90951234" calcext:value-type="float">
            <text:p>0.90951234</text:p>
          </table:table-cell>
          <table:table-cell table:formula="of:=AVERAGE([.B29:.K29])" office:value-type="float" office:value="2.1066689764" calcext:value-type="float">
            <text:p>2.1066689764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.9323096" calcext:value-type="float">
            <text:p>2.9323096</text:p>
          </table:table-cell>
          <table:table-cell office:value-type="float" office:value="0.13372073" calcext:value-type="float">
            <text:p>0.13372073</text:p>
          </table:table-cell>
          <table:table-cell office:value-type="float" office:value="2.074101" calcext:value-type="float">
            <text:p>2.074101</text:p>
          </table:table-cell>
          <table:table-cell office:value-type="float" office:value="0.10605008" calcext:value-type="float">
            <text:p>0.10605008</text:p>
          </table:table-cell>
          <table:table-cell office:value-type="float" office:value="3.0659392" calcext:value-type="float">
            <text:p>3.0659392</text:p>
          </table:table-cell>
          <table:table-cell office:value-type="float" office:value="3.2260294" calcext:value-type="float">
            <text:p>3.2260294</text:p>
          </table:table-cell>
          <table:table-cell office:value-type="float" office:value="3.2673056" calcext:value-type="float">
            <text:p>3.2673056</text:p>
          </table:table-cell>
          <table:table-cell office:value-type="float" office:value="0.038774554" calcext:value-type="float">
            <text:p>0.038774554</text:p>
          </table:table-cell>
          <table:table-cell office:value-type="float" office:value="5.0938687" calcext:value-type="float">
            <text:p>5.0938687</text:p>
          </table:table-cell>
          <table:table-cell office:value-type="float" office:value="0.9608867" calcext:value-type="float">
            <text:p>0.9608867</text:p>
          </table:table-cell>
          <table:table-cell table:formula="of:=AVERAGE([.B30:.K30])" office:value-type="float" office:value="2.0898985564" calcext:value-type="float">
            <text:p>2.0898985564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.841198" calcext:value-type="float">
            <text:p>2.841198</text:p>
          </table:table-cell>
          <table:table-cell office:value-type="float" office:value="0.1269788" calcext:value-type="float">
            <text:p>0.1269788</text:p>
          </table:table-cell>
          <table:table-cell office:value-type="float" office:value="2.2734804" calcext:value-type="float">
            <text:p>2.2734804</text:p>
          </table:table-cell>
          <table:table-cell office:value-type="float" office:value="0.10589207" calcext:value-type="float">
            <text:p>0.10589207</text:p>
          </table:table-cell>
          <table:table-cell office:value-type="float" office:value="3.0550258" calcext:value-type="float">
            <text:p>3.0550258</text:p>
          </table:table-cell>
          <table:table-cell office:value-type="float" office:value="1.5690731" calcext:value-type="float">
            <text:p>1.5690731</text:p>
          </table:table-cell>
          <table:table-cell office:value-type="float" office:value="2.9215698" calcext:value-type="float">
            <text:p>2.9215698</text:p>
          </table:table-cell>
          <table:table-cell office:value-type="float" office:value="0.05570697" calcext:value-type="float">
            <text:p>0.05570697</text:p>
          </table:table-cell>
          <table:table-cell office:value-type="float" office:value="5.370488" calcext:value-type="float">
            <text:p>5.370488</text:p>
          </table:table-cell>
          <table:table-cell office:value-type="float" office:value="0.90936446" calcext:value-type="float">
            <text:p>0.90936446</text:p>
          </table:table-cell>
          <table:table-cell table:formula="of:=AVERAGE([.B31:.K31])" office:value-type="float" office:value="1.92287774" calcext:value-type="float">
            <text:p>1.92287774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.841198" calcext:value-type="float">
            <text:p>2.841198</text:p>
          </table:table-cell>
          <table:table-cell office:value-type="float" office:value="0.124841586" calcext:value-type="float">
            <text:p>0.124841586</text:p>
          </table:table-cell>
          <table:table-cell office:value-type="float" office:value="1.8088976" calcext:value-type="float">
            <text:p>1.8088976</text:p>
          </table:table-cell>
          <table:table-cell office:value-type="float" office:value="0.10152368" calcext:value-type="float">
            <text:p>0.10152368</text:p>
          </table:table-cell>
          <table:table-cell office:value-type="float" office:value="3.0377357" calcext:value-type="float">
            <text:p>3.0377357</text:p>
          </table:table-cell>
          <table:table-cell office:value-type="float" office:value="3.1950693" calcext:value-type="float">
            <text:p>3.1950693</text:p>
          </table:table-cell>
          <table:table-cell office:value-type="float" office:value="2.9216056" calcext:value-type="float">
            <text:p>2.9216056</text:p>
          </table:table-cell>
          <table:table-cell office:value-type="float" office:value="0.053701915" calcext:value-type="float">
            <text:p>0.053701915</text:p>
          </table:table-cell>
          <table:table-cell office:value-type="float" office:value="5.143865" calcext:value-type="float">
            <text:p>5.143865</text:p>
          </table:table-cell>
          <table:table-cell office:value-type="float" office:value="0.9983472" calcext:value-type="float">
            <text:p>0.9983472</text:p>
          </table:table-cell>
          <table:table-cell table:formula="of:=AVERAGE([.B32:.K32])" office:value-type="float" office:value="2.0226785581" calcext:value-type="float">
            <text:p>2.0226785581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2.8100913" calcext:value-type="float">
            <text:p>2.8100913</text:p>
          </table:table-cell>
          <table:table-cell office:value-type="float" office:value="0.12965094" calcext:value-type="float">
            <text:p>0.12965094</text:p>
          </table:table-cell>
          <table:table-cell office:value-type="float" office:value="1.8509023" calcext:value-type="float">
            <text:p>1.8509023</text:p>
          </table:table-cell>
          <table:table-cell office:value-type="float" office:value="0.09360358" calcext:value-type="float">
            <text:p>0.09360358</text:p>
          </table:table-cell>
          <table:table-cell office:value-type="float" office:value="3.0376148" calcext:value-type="float">
            <text:p>3.0376148</text:p>
          </table:table-cell>
          <table:table-cell office:value-type="float" office:value="3.3101726" calcext:value-type="float">
            <text:p>3.3101726</text:p>
          </table:table-cell>
          <table:table-cell office:value-type="float" office:value="3.0547967" calcext:value-type="float">
            <text:p>3.0547967</text:p>
          </table:table-cell>
          <table:table-cell office:value-type="float" office:value="0.05168918" calcext:value-type="float">
            <text:p>0.05168918</text:p>
          </table:table-cell>
          <table:table-cell office:value-type="float" office:value="5.301746" calcext:value-type="float">
            <text:p>5.301746</text:p>
          </table:table-cell>
          <table:table-cell office:value-type="float" office:value="0.3981907" calcext:value-type="float">
            <text:p>0.3981907</text:p>
          </table:table-cell>
          <table:table-cell table:formula="of:=AVERAGE([.B33:.K33])" office:value-type="float" office:value="2.00384581" calcext:value-type="float">
            <text:p>2.00384581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.8155923" calcext:value-type="float">
            <text:p>2.8155923</text:p>
          </table:table-cell>
          <table:table-cell office:value-type="float" office:value="0.12213183" calcext:value-type="float">
            <text:p>0.12213183</text:p>
          </table:table-cell>
          <table:table-cell office:value-type="float" office:value="2.3597007" calcext:value-type="float">
            <text:p>2.3597007</text:p>
          </table:table-cell>
          <table:table-cell office:value-type="float" office:value="0.09360358" calcext:value-type="float">
            <text:p>0.09360358</text:p>
          </table:table-cell>
          <table:table-cell office:value-type="float" office:value="3.0551057" calcext:value-type="float">
            <text:p>3.0551057</text:p>
          </table:table-cell>
          <table:table-cell office:value-type="float" office:value="3.3249426" calcext:value-type="float">
            <text:p>3.3249426</text:p>
          </table:table-cell>
          <table:table-cell office:value-type="float" office:value="3.2674885" calcext:value-type="float">
            <text:p>3.2674885</text:p>
          </table:table-cell>
          <table:table-cell office:value-type="float" office:value="0.0466503" calcext:value-type="float">
            <text:p>0.0466503</text:p>
          </table:table-cell>
          <table:table-cell office:value-type="float" office:value="4.7350416" calcext:value-type="float">
            <text:p>4.7350416</text:p>
          </table:table-cell>
          <table:table-cell office:value-type="float" office:value="0.90369993" calcext:value-type="float">
            <text:p>0.90369993</text:p>
          </table:table-cell>
          <table:table-cell table:formula="of:=AVERAGE([.B34:.K34])" office:value-type="float" office:value="2.072395704" calcext:value-type="float">
            <text:p>2.072395704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.9323096" calcext:value-type="float">
            <text:p>2.9323096</text:p>
          </table:table-cell>
          <table:table-cell office:value-type="float" office:value="0.13165365" calcext:value-type="float">
            <text:p>0.13165365</text:p>
          </table:table-cell>
          <table:table-cell office:value-type="float" office:value="1.7105341" calcext:value-type="float">
            <text:p>1.7105341</text:p>
          </table:table-cell>
          <table:table-cell office:value-type="float" office:value="0.22918841" calcext:value-type="float">
            <text:p>0.22918841</text:p>
          </table:table-cell>
          <table:table-cell office:value-type="float" office:value="3.0462408" calcext:value-type="float">
            <text:p>3.0462408</text:p>
          </table:table-cell>
          <table:table-cell office:value-type="float" office:value="3.2859592" calcext:value-type="float">
            <text:p>3.2859592</text:p>
          </table:table-cell>
          <table:table-cell office:value-type="float" office:value="0.7965261" calcext:value-type="float">
            <text:p>0.7965261</text:p>
          </table:table-cell>
          <table:table-cell office:value-type="float" office:value="0.054527447" calcext:value-type="float">
            <text:p>0.054527447</text:p>
          </table:table-cell>
          <table:table-cell office:value-type="float" office:value="4.7170606" calcext:value-type="float">
            <text:p>4.7170606</text:p>
          </table:table-cell>
          <table:table-cell office:value-type="float" office:value="0.944869" calcext:value-type="float">
            <text:p>0.944869</text:p>
          </table:table-cell>
          <table:table-cell table:formula="of:=AVERAGE([.B35:.K35])" office:value-type="float" office:value="1.7848868907" calcext:value-type="float">
            <text:p>1.7848868907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.3585236" calcext:value-type="float">
            <text:p>2.3585236</text:p>
          </table:table-cell>
          <table:table-cell office:value-type="float" office:value="0.12544286" calcext:value-type="float">
            <text:p>0.12544286</text:p>
          </table:table-cell>
          <table:table-cell office:value-type="float" office:value="2.2958627" calcext:value-type="float">
            <text:p>2.2958627</text:p>
          </table:table-cell>
          <table:table-cell office:value-type="float" office:value="0.106843516" calcext:value-type="float">
            <text:p>0.106843516</text:p>
          </table:table-cell>
          <table:table-cell office:value-type="float" office:value="3.0667593" calcext:value-type="float">
            <text:p>3.0667593</text:p>
          </table:table-cell>
          <table:table-cell office:value-type="float" office:value="1.5417284" calcext:value-type="float">
            <text:p>1.5417284</text:p>
          </table:table-cell>
          <table:table-cell office:value-type="float" office:value="3.109694" calcext:value-type="float">
            <text:p>3.109694</text:p>
          </table:table-cell>
          <table:table-cell office:value-type="float" office:value="0.05168918" calcext:value-type="float">
            <text:p>0.05168918</text:p>
          </table:table-cell>
          <table:table-cell office:value-type="float" office:value="4.734077" calcext:value-type="float">
            <text:p>4.734077</text:p>
          </table:table-cell>
          <table:table-cell office:value-type="float" office:value="0.9482692" calcext:value-type="float">
            <text:p>0.9482692</text:p>
          </table:table-cell>
          <table:table-cell table:formula="of:=AVERAGE([.B36:.K36])" office:value-type="float" office:value="1.8338889756" calcext:value-type="float">
            <text:p>1.8338889756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.9217303" calcext:value-type="float">
            <text:p>2.9217303</text:p>
          </table:table-cell>
          <table:table-cell office:value-type="float" office:value="0.13000378" calcext:value-type="float">
            <text:p>0.13000378</text:p>
          </table:table-cell>
          <table:table-cell office:value-type="float" office:value="1.8409635" calcext:value-type="float">
            <text:p>1.8409635</text:p>
          </table:table-cell>
          <table:table-cell office:value-type="float" office:value="0.106843516" calcext:value-type="float">
            <text:p>0.106843516</text:p>
          </table:table-cell>
          <table:table-cell office:value-type="float" office:value="3.065505" calcext:value-type="float">
            <text:p>3.065505</text:p>
          </table:table-cell>
          <table:table-cell office:value-type="float" office:value="2.8747563" calcext:value-type="float">
            <text:p>2.8747563</text:p>
          </table:table-cell>
          <table:table-cell office:value-type="float" office:value="3.1265075" calcext:value-type="float">
            <text:p>3.1265075</text:p>
          </table:table-cell>
          <table:table-cell office:value-type="float" office:value="0.039238334" calcext:value-type="float">
            <text:p>0.039238334</text:p>
          </table:table-cell>
          <table:table-cell office:value-type="float" office:value="4.737024" calcext:value-type="float">
            <text:p>4.737024</text:p>
          </table:table-cell>
          <table:table-cell office:value-type="float" office:value="0.9338547" calcext:value-type="float">
            <text:p>0.9338547</text:p>
          </table:table-cell>
          <table:table-cell table:formula="of:=AVERAGE([.B37:.K37])" office:value-type="float" office:value="1.977642693" calcext:value-type="float">
            <text:p>1.977642693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.8269107" calcext:value-type="float">
            <text:p>2.8269107</text:p>
          </table:table-cell>
          <table:table-cell office:value-type="float" office:value="0.121759504" calcext:value-type="float">
            <text:p>0.121759504</text:p>
          </table:table-cell>
          <table:table-cell office:value-type="float" office:value="1.335947" calcext:value-type="float">
            <text:p>1.335947</text:p>
          </table:table-cell>
          <table:table-cell office:value-type="float" office:value="0.105577484" calcext:value-type="float">
            <text:p>0.105577484</text:p>
          </table:table-cell>
          <table:table-cell office:value-type="float" office:value="0.19380562" calcext:value-type="float">
            <text:p>0.19380562</text:p>
          </table:table-cell>
          <table:table-cell office:value-type="float" office:value="1.523983" calcext:value-type="float">
            <text:p>1.523983</text:p>
          </table:table-cell>
          <table:table-cell office:value-type="float" office:value="3.1116083" calcext:value-type="float">
            <text:p>3.1116083</text:p>
          </table:table-cell>
          <table:table-cell office:value-type="float" office:value="0.039136425" calcext:value-type="float">
            <text:p>0.039136425</text:p>
          </table:table-cell>
          <table:table-cell office:value-type="float" office:value="4.6607604" calcext:value-type="float">
            <text:p>4.6607604</text:p>
          </table:table-cell>
          <table:table-cell office:value-type="float" office:value="0.94493866" calcext:value-type="float">
            <text:p>0.94493866</text:p>
          </table:table-cell>
          <table:table-cell table:formula="of:=AVERAGE([.B38:.K38])" office:value-type="float" office:value="1.4864427093" calcext:value-type="float">
            <text:p>1.4864427093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.9127116" calcext:value-type="float">
            <text:p>2.9127116</text:p>
          </table:table-cell>
          <table:table-cell office:value-type="float" office:value="0.12533018" calcext:value-type="float">
            <text:p>0.12533018</text:p>
          </table:table-cell>
          <table:table-cell office:value-type="float" office:value="2.033433" calcext:value-type="float">
            <text:p>2.033433</text:p>
          </table:table-cell>
          <table:table-cell office:value-type="float" office:value="0.09054978" calcext:value-type="float">
            <text:p>0.09054978</text:p>
          </table:table-cell>
          <table:table-cell office:value-type="float" office:value="3.0370576" calcext:value-type="float">
            <text:p>3.0370576</text:p>
          </table:table-cell>
          <table:table-cell office:value-type="float" office:value="3.4939418" calcext:value-type="float">
            <text:p>3.4939418</text:p>
          </table:table-cell>
          <table:table-cell office:value-type="float" office:value="3.1121495" calcext:value-type="float">
            <text:p>3.1121495</text:p>
          </table:table-cell>
          <table:table-cell office:value-type="float" office:value="0.03911378" calcext:value-type="float">
            <text:p>0.03911378</text:p>
          </table:table-cell>
          <table:table-cell office:value-type="float" office:value="4.713256" calcext:value-type="float">
            <text:p>4.713256</text:p>
          </table:table-cell>
          <table:table-cell office:value-type="float" office:value="0.9508394" calcext:value-type="float">
            <text:p>0.9508394</text:p>
          </table:table-cell>
          <table:table-cell table:formula="of:=AVERAGE([.B39:.K39])" office:value-type="float" office:value="2.050838264" calcext:value-type="float">
            <text:p>2.050838264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.962265" calcext:value-type="float">
            <text:p>2.962265</text:p>
          </table:table-cell>
          <table:table-cell office:value-type="float" office:value="0.12656307" calcext:value-type="float">
            <text:p>0.12656307</text:p>
          </table:table-cell>
          <table:table-cell office:value-type="float" office:value="2.3673115" calcext:value-type="float">
            <text:p>2.3673115</text:p>
          </table:table-cell>
          <table:table-cell office:value-type="float" office:value="0.19687256" calcext:value-type="float">
            <text:p>0.19687256</text:p>
          </table:table-cell>
          <table:table-cell office:value-type="float" office:value="3.0288224" calcext:value-type="float">
            <text:p>3.0288224</text:p>
          </table:table-cell>
          <table:table-cell office:value-type="float" office:value="1.4509621" calcext:value-type="float">
            <text:p>1.4509621</text:p>
          </table:table-cell>
          <table:table-cell office:value-type="float" office:value="3.1270618" calcext:value-type="float">
            <text:p>3.1270618</text:p>
          </table:table-cell>
          <table:table-cell office:value-type="float" office:value="0.05168918" calcext:value-type="float">
            <text:p>0.05168918</text:p>
          </table:table-cell>
          <table:table-cell office:value-type="float" office:value="4.7235208" calcext:value-type="float">
            <text:p>4.7235208</text:p>
          </table:table-cell>
          <table:table-cell office:value-type="float" office:value="0.95509577" calcext:value-type="float">
            <text:p>0.95509577</text:p>
          </table:table-cell>
          <table:table-cell table:formula="of:=AVERAGE([.B40:.K40])" office:value-type="float" office:value="1.899016418" calcext:value-type="float">
            <text:p>1.899016418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2.6330466" calcext:value-type="float">
            <text:p>2.6330466</text:p>
          </table:table-cell>
          <table:table-cell office:value-type="float" office:value="0.12695074" calcext:value-type="float">
            <text:p>0.12695074</text:p>
          </table:table-cell>
          <table:table-cell office:value-type="float" office:value="2.0633438" calcext:value-type="float">
            <text:p>2.0633438</text:p>
          </table:table-cell>
          <table:table-cell office:value-type="float" office:value="0.10060488" calcext:value-type="float">
            <text:p>0.10060488</text:p>
          </table:table-cell>
          <table:table-cell office:value-type="float" office:value="3.0297544" calcext:value-type="float">
            <text:p>3.0297544</text:p>
          </table:table-cell>
          <table:table-cell office:value-type="float" office:value="1.518469" calcext:value-type="float">
            <text:p>1.518469</text:p>
          </table:table-cell>
          <table:table-cell office:value-type="float" office:value="3.1467783" calcext:value-type="float">
            <text:p>3.1467783</text:p>
          </table:table-cell>
          <table:table-cell office:value-type="float" office:value="0.038774554" calcext:value-type="float">
            <text:p>0.038774554</text:p>
          </table:table-cell>
          <table:table-cell office:value-type="float" office:value="4.737024" calcext:value-type="float">
            <text:p>4.737024</text:p>
          </table:table-cell>
          <table:table-cell office:value-type="float" office:value="0.912555" calcext:value-type="float">
            <text:p>0.912555</text:p>
          </table:table-cell>
          <table:table-cell table:formula="of:=AVERAGE([.B41:.K41])" office:value-type="float" office:value="1.8307301274" calcext:value-type="float">
            <text:p>1.8307301274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.1514726" calcext:value-type="float">
            <text:p>3.1514726</text:p>
          </table:table-cell>
          <table:table-cell office:value-type="float" office:value="0.12561297" calcext:value-type="float">
            <text:p>0.12561297</text:p>
          </table:table-cell>
          <table:table-cell office:value-type="float" office:value="2.3231297" calcext:value-type="float">
            <text:p>2.3231297</text:p>
          </table:table-cell>
          <table:table-cell office:value-type="float" office:value="0.07172653" calcext:value-type="float">
            <text:p>0.07172653</text:p>
          </table:table-cell>
          <table:table-cell office:value-type="float" office:value="3.0252616" calcext:value-type="float">
            <text:p>3.0252616</text:p>
          </table:table-cell>
          <table:table-cell office:value-type="float" office:value="3.4886484" calcext:value-type="float">
            <text:p>3.4886484</text:p>
          </table:table-cell>
          <table:table-cell office:value-type="float" office:value="3.1498945" calcext:value-type="float">
            <text:p>3.1498945</text:p>
          </table:table-cell>
          <table:table-cell office:value-type="float" office:value="0.037726738" calcext:value-type="float">
            <text:p>0.037726738</text:p>
          </table:table-cell>
          <table:table-cell office:value-type="float" office:value="4.648541" calcext:value-type="float">
            <text:p>4.648541</text:p>
          </table:table-cell>
          <table:table-cell office:value-type="float" office:value="0.9580464" calcext:value-type="float">
            <text:p>0.9580464</text:p>
          </table:table-cell>
          <table:table-cell table:formula="of:=AVERAGE([.B42:.K42])" office:value-type="float" office:value="2.0980060438" calcext:value-type="float">
            <text:p>2.0980060438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2.87384" calcext:value-type="float">
            <text:p>2.87384</text:p>
          </table:table-cell>
          <table:table-cell office:value-type="float" office:value="0.12561297" calcext:value-type="float">
            <text:p>0.12561297</text:p>
          </table:table-cell>
          <table:table-cell office:value-type="float" office:value="1.6720984" calcext:value-type="float">
            <text:p>1.6720984</text:p>
          </table:table-cell>
          <table:table-cell office:value-type="float" office:value="0.21844113" calcext:value-type="float">
            <text:p>0.21844113</text:p>
          </table:table-cell>
          <table:table-cell office:value-type="float" office:value="3.0371037" calcext:value-type="float">
            <text:p>3.0371037</text:p>
          </table:table-cell>
          <table:table-cell office:value-type="float" office:value="1.4952848" calcext:value-type="float">
            <text:p>1.4952848</text:p>
          </table:table-cell>
          <table:table-cell office:value-type="float" office:value="3.1430302" calcext:value-type="float">
            <text:p>3.1430302</text:p>
          </table:table-cell>
          <table:table-cell office:value-type="float" office:value="0.035130568" calcext:value-type="float">
            <text:p>0.035130568</text:p>
          </table:table-cell>
          <table:table-cell office:value-type="float" office:value="4.7059407" calcext:value-type="float">
            <text:p>4.7059407</text:p>
          </table:table-cell>
          <table:table-cell office:value-type="float" office:value="0.90616375" calcext:value-type="float">
            <text:p>0.90616375</text:p>
          </table:table-cell>
          <table:table-cell table:formula="of:=AVERAGE([.B43:.K43])" office:value-type="float" office:value="1.8212646218" calcext:value-type="float">
            <text:p>1.8212646218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2.962265" calcext:value-type="float">
            <text:p>2.962265</text:p>
          </table:table-cell>
          <table:table-cell office:value-type="float" office:value="0.12695074" calcext:value-type="float">
            <text:p>0.12695074</text:p>
          </table:table-cell>
          <table:table-cell office:value-type="float" office:value="1.6810782" calcext:value-type="float">
            <text:p>1.6810782</text:p>
          </table:table-cell>
          <table:table-cell office:value-type="float" office:value="0.22273687" calcext:value-type="float">
            <text:p>0.22273687</text:p>
          </table:table-cell>
          <table:table-cell office:value-type="float" office:value="3.0371172" calcext:value-type="float">
            <text:p>3.0371172</text:p>
          </table:table-cell>
          <table:table-cell office:value-type="float" office:value="3.1630194" calcext:value-type="float">
            <text:p>3.1630194</text:p>
          </table:table-cell>
          <table:table-cell office:value-type="float" office:value="1.7728958" calcext:value-type="float">
            <text:p>1.7728958</text:p>
          </table:table-cell>
          <table:table-cell office:value-type="float" office:value="0.034853674" calcext:value-type="float">
            <text:p>0.034853674</text:p>
          </table:table-cell>
          <table:table-cell office:value-type="float" office:value="4.723217" calcext:value-type="float">
            <text:p>4.723217</text:p>
          </table:table-cell>
          <table:table-cell office:value-type="float" office:value="0.9210411" calcext:value-type="float">
            <text:p>0.9210411</text:p>
          </table:table-cell>
          <table:table-cell table:formula="of:=AVERAGE([.B44:.K44])" office:value-type="float" office:value="1.8645174984" calcext:value-type="float">
            <text:p>1.8645174984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2.9340029" calcext:value-type="float">
            <text:p>2.9340029</text:p>
          </table:table-cell>
          <table:table-cell office:value-type="float" office:value="0.12475635" calcext:value-type="float">
            <text:p>0.12475635</text:p>
          </table:table-cell>
          <table:table-cell office:value-type="float" office:value="2.3165817" calcext:value-type="float">
            <text:p>2.3165817</text:p>
          </table:table-cell>
          <table:table-cell office:value-type="float" office:value="0.09314105" calcext:value-type="float">
            <text:p>0.09314105</text:p>
          </table:table-cell>
          <table:table-cell office:value-type="float" office:value="3.025777" calcext:value-type="float">
            <text:p>3.025777</text:p>
          </table:table-cell>
          <table:table-cell office:value-type="float" office:value="3.4701633" calcext:value-type="float">
            <text:p>3.4701633</text:p>
          </table:table-cell>
          <table:table-cell office:value-type="float" office:value="3.1527383" calcext:value-type="float">
            <text:p>3.1527383</text:p>
          </table:table-cell>
          <table:table-cell office:value-type="float" office:value="0.034996152" calcext:value-type="float">
            <text:p>0.034996152</text:p>
          </table:table-cell>
          <table:table-cell office:value-type="float" office:value="4.7119946" calcext:value-type="float">
            <text:p>4.7119946</text:p>
          </table:table-cell>
          <table:table-cell office:value-type="float" office:value="0.9625736" calcext:value-type="float">
            <text:p>0.9625736</text:p>
          </table:table-cell>
          <table:table-cell table:formula="of:=AVERAGE([.B45:.K45])" office:value-type="float" office:value="2.0826724952" calcext:value-type="float">
            <text:p>2.0826724952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3.0597613" calcext:value-type="float">
            <text:p>3.0597613</text:p>
          </table:table-cell>
          <table:table-cell office:value-type="float" office:value="0.13118836" calcext:value-type="float">
            <text:p>0.13118836</text:p>
          </table:table-cell>
          <table:table-cell office:value-type="float" office:value="1.7990943" calcext:value-type="float">
            <text:p>1.7990943</text:p>
          </table:table-cell>
          <table:table-cell office:value-type="float" office:value="0.21095" calcext:value-type="float">
            <text:p>0.21095</text:p>
          </table:table-cell>
          <table:table-cell office:value-type="float" office:value="3.0211926" calcext:value-type="float">
            <text:p>3.0211926</text:p>
          </table:table-cell>
          <table:table-cell office:value-type="float" office:value="3.2970772" calcext:value-type="float">
            <text:p>3.2970772</text:p>
          </table:table-cell>
          <table:table-cell office:value-type="float" office:value="3.0946727" calcext:value-type="float">
            <text:p>3.0946727</text:p>
          </table:table-cell>
          <table:table-cell office:value-type="float" office:value="0.052595206" calcext:value-type="float">
            <text:p>0.052595206</text:p>
          </table:table-cell>
          <table:table-cell office:value-type="float" office:value="4.713256" calcext:value-type="float">
            <text:p>4.713256</text:p>
          </table:table-cell>
          <table:table-cell office:value-type="float" office:value="0.9114501" calcext:value-type="float">
            <text:p>0.9114501</text:p>
          </table:table-cell>
          <table:table-cell table:formula="of:=AVERAGE([.B46:.K46])" office:value-type="float" office:value="2.0291237766" calcext:value-type="float">
            <text:p>2.0291237766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3.437958" calcext:value-type="float">
            <text:p>3.437958</text:p>
          </table:table-cell>
          <table:table-cell office:value-type="float" office:value="0.13734706" calcext:value-type="float">
            <text:p>0.13734706</text:p>
          </table:table-cell>
          <table:table-cell office:value-type="float" office:value="2.325146" calcext:value-type="float">
            <text:p>2.325146</text:p>
          </table:table-cell>
          <table:table-cell office:value-type="float" office:value="0.0935759" calcext:value-type="float">
            <text:p>0.0935759</text:p>
          </table:table-cell>
          <table:table-cell office:value-type="float" office:value="0.70293546" calcext:value-type="float">
            <text:p>0.70293546</text:p>
          </table:table-cell>
          <table:table-cell office:value-type="float" office:value="3.2157912" calcext:value-type="float">
            <text:p>3.2157912</text:p>
          </table:table-cell>
          <table:table-cell office:value-type="float" office:value="3.1530578" calcext:value-type="float">
            <text:p>3.1530578</text:p>
          </table:table-cell>
          <table:table-cell office:value-type="float" office:value="0.059580527" calcext:value-type="float">
            <text:p>0.059580527</text:p>
          </table:table-cell>
          <table:table-cell office:value-type="float" office:value="4.7130632" calcext:value-type="float">
            <text:p>4.7130632</text:p>
          </table:table-cell>
          <table:table-cell office:value-type="float" office:value="0.9269295" calcext:value-type="float">
            <text:p>0.9269295</text:p>
          </table:table-cell>
          <table:table-cell table:formula="of:=AVERAGE([.B47:.K47])" office:value-type="float" office:value="1.8765384647" calcext:value-type="float">
            <text:p>1.8765384647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3.7715454" calcext:value-type="float">
            <text:p>3.7715454</text:p>
          </table:table-cell>
          <table:table-cell office:value-type="float" office:value="0.13840435" calcext:value-type="float">
            <text:p>0.13840435</text:p>
          </table:table-cell>
          <table:table-cell office:value-type="float" office:value="1.7706692" calcext:value-type="float">
            <text:p>1.7706692</text:p>
          </table:table-cell>
          <table:table-cell office:value-type="float" office:value="0.22293063" calcext:value-type="float">
            <text:p>0.22293063</text:p>
          </table:table-cell>
          <table:table-cell office:value-type="float" office:value="3.0408692" calcext:value-type="float">
            <text:p>3.0408692</text:p>
          </table:table-cell>
          <table:table-cell office:value-type="float" office:value="3.0017135" calcext:value-type="float">
            <text:p>3.0017135</text:p>
          </table:table-cell>
          <table:table-cell office:value-type="float" office:value="0.36274457" calcext:value-type="float">
            <text:p>0.36274457</text:p>
          </table:table-cell>
          <table:table-cell office:value-type="float" office:value="0.06054149" calcext:value-type="float">
            <text:p>0.06054149</text:p>
          </table:table-cell>
          <table:table-cell office:value-type="float" office:value="4.630612" calcext:value-type="float">
            <text:p>4.630612</text:p>
          </table:table-cell>
          <table:table-cell office:value-type="float" office:value="0.70489174" calcext:value-type="float">
            <text:p>0.70489174</text:p>
          </table:table-cell>
          <table:table-cell table:formula="of:=AVERAGE([.B48:.K48])" office:value-type="float" office:value="1.770492208" calcext:value-type="float">
            <text:p>1.770492208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0.5531481" calcext:value-type="float">
            <text:p>0.5531481</text:p>
          </table:table-cell>
          <table:table-cell office:value-type="float" office:value="0.12706149" calcext:value-type="float">
            <text:p>0.12706149</text:p>
          </table:table-cell>
          <table:table-cell office:value-type="float" office:value="1.8465868" calcext:value-type="float">
            <text:p>1.8465868</text:p>
          </table:table-cell>
          <table:table-cell office:value-type="float" office:value="0.12930663" calcext:value-type="float">
            <text:p>0.12930663</text:p>
          </table:table-cell>
          <table:table-cell office:value-type="float" office:value="3.0284114" calcext:value-type="float">
            <text:p>3.0284114</text:p>
          </table:table-cell>
          <table:table-cell office:value-type="float" office:value="1.5406661" calcext:value-type="float">
            <text:p>1.5406661</text:p>
          </table:table-cell>
          <table:table-cell office:value-type="float" office:value="3.093673" calcext:value-type="float">
            <text:p>3.093673</text:p>
          </table:table-cell>
          <table:table-cell office:value-type="float" office:value="0.054049853" calcext:value-type="float">
            <text:p>0.054049853</text:p>
          </table:table-cell>
          <table:table-cell office:value-type="float" office:value="4.7004204" calcext:value-type="float">
            <text:p>4.7004204</text:p>
          </table:table-cell>
          <table:table-cell office:value-type="float" office:value="0.76534045" calcext:value-type="float">
            <text:p>0.76534045</text:p>
          </table:table-cell>
          <table:table-cell table:formula="of:=AVERAGE([.B49:.K49])" office:value-type="float" office:value="1.5838664223" calcext:value-type="float">
            <text:p>1.5838664223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3.839552" calcext:value-type="float">
            <text:p>3.839552</text:p>
          </table:table-cell>
          <table:table-cell office:value-type="float" office:value="0.12556282" calcext:value-type="float">
            <text:p>0.12556282</text:p>
          </table:table-cell>
          <table:table-cell office:value-type="float" office:value="2.3252904" calcext:value-type="float">
            <text:p>2.3252904</text:p>
          </table:table-cell>
          <table:table-cell office:value-type="float" office:value="0.103250474" calcext:value-type="float">
            <text:p>0.103250474</text:p>
          </table:table-cell>
          <table:table-cell office:value-type="float" office:value="3.019096" calcext:value-type="float">
            <text:p>3.019096</text:p>
          </table:table-cell>
          <table:table-cell office:value-type="float" office:value="2.713456" calcext:value-type="float">
            <text:p>2.713456</text:p>
          </table:table-cell>
          <table:table-cell office:value-type="float" office:value="3.0942097" calcext:value-type="float">
            <text:p>3.0942097</text:p>
          </table:table-cell>
          <table:table-cell office:value-type="float" office:value="0.04225843" calcext:value-type="float">
            <text:p>0.04225843</text:p>
          </table:table-cell>
          <table:table-cell office:value-type="float" office:value="4.7206235" calcext:value-type="float">
            <text:p>4.7206235</text:p>
          </table:table-cell>
          <table:table-cell office:value-type="float" office:value="0.7615996" calcext:value-type="float">
            <text:p>0.7615996</text:p>
          </table:table-cell>
          <table:table-cell table:formula="of:=AVERAGE([.B50:.K50])" office:value-type="float" office:value="2.0744898924" calcext:value-type="float">
            <text:p>2.0744898924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3.5166504" calcext:value-type="float">
            <text:p>3.5166504</text:p>
          </table:table-cell>
          <table:table-cell office:value-type="float" office:value="0.12695074" calcext:value-type="float">
            <text:p>0.12695074</text:p>
          </table:table-cell>
          <table:table-cell office:value-type="float" office:value="2.5524037" calcext:value-type="float">
            <text:p>2.5524037</text:p>
          </table:table-cell>
          <table:table-cell office:value-type="float" office:value="0.2006068" calcext:value-type="float">
            <text:p>0.2006068</text:p>
          </table:table-cell>
          <table:table-cell office:value-type="float" office:value="3.0372536" calcext:value-type="float">
            <text:p>3.0372536</text:p>
          </table:table-cell>
          <table:table-cell office:value-type="float" office:value="1.487077" calcext:value-type="float">
            <text:p>1.487077</text:p>
          </table:table-cell>
          <table:table-cell office:value-type="float" office:value="3.093673" calcext:value-type="float">
            <text:p>3.093673</text:p>
          </table:table-cell>
          <table:table-cell office:value-type="float" office:value="0.066628285" calcext:value-type="float">
            <text:p>0.066628285</text:p>
          </table:table-cell>
          <table:table-cell office:value-type="float" office:value="4.723261" calcext:value-type="float">
            <text:p>4.723261</text:p>
          </table:table-cell>
          <table:table-cell office:value-type="float" office:value="0.86041707" calcext:value-type="float">
            <text:p>0.86041707</text:p>
          </table:table-cell>
          <table:table-cell table:formula="of:=AVERAGE([.B51:.K51])" office:value-type="float" office:value="1.9664921595" calcext:value-type="float">
            <text:p>1.966492159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3.4227164" calcext:value-type="float">
            <text:p>3.4227164</text:p>
          </table:table-cell>
          <table:table-cell office:value-type="float" office:value="0.12706149" calcext:value-type="float">
            <text:p>0.12706149</text:p>
          </table:table-cell>
          <table:table-cell office:value-type="float" office:value="1.9043914" calcext:value-type="float">
            <text:p>1.9043914</text:p>
          </table:table-cell>
          <table:table-cell office:value-type="float" office:value="0.22331856" calcext:value-type="float">
            <text:p>0.22331856</text:p>
          </table:table-cell>
          <table:table-cell office:value-type="float" office:value="3.0210254" calcext:value-type="float">
            <text:p>3.0210254</text:p>
          </table:table-cell>
          <table:table-cell office:value-type="float" office:value="1.4517503" calcext:value-type="float">
            <text:p>1.4517503</text:p>
          </table:table-cell>
          <table:table-cell office:value-type="float" office:value="3.0942097" calcext:value-type="float">
            <text:p>3.0942097</text:p>
          </table:table-cell>
          <table:table-cell office:value-type="float" office:value="0.06629058" calcext:value-type="float">
            <text:p>0.06629058</text:p>
          </table:table-cell>
          <table:table-cell office:value-type="float" office:value="4.7203827" calcext:value-type="float">
            <text:p>4.7203827</text:p>
          </table:table-cell>
          <table:table-cell office:value-type="float" office:value="0.88528854" calcext:value-type="float">
            <text:p>0.88528854</text:p>
          </table:table-cell>
          <table:table-cell table:formula="of:=AVERAGE([.B52:.K52])" office:value-type="float" office:value="1.891643507" calcext:value-type="float">
            <text:p>1.891643507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3.1181557" calcext:value-type="float">
            <text:p>3.1181557</text:p>
          </table:table-cell>
          <table:table-cell office:value-type="float" office:value="0.12929773" calcext:value-type="float">
            <text:p>0.12929773</text:p>
          </table:table-cell>
          <table:table-cell office:value-type="float" office:value="2.1388435" calcext:value-type="float">
            <text:p>2.1388435</text:p>
          </table:table-cell>
          <table:table-cell office:value-type="float" office:value="0.22023153" calcext:value-type="float">
            <text:p>0.22023153</text:p>
          </table:table-cell>
          <table:table-cell office:value-type="float" office:value="3.0202122" calcext:value-type="float">
            <text:p>3.0202122</text:p>
          </table:table-cell>
          <table:table-cell office:value-type="float" office:value="3.1572766" calcext:value-type="float">
            <text:p>3.1572766</text:p>
          </table:table-cell>
          <table:table-cell office:value-type="float" office:value="3.0942097" calcext:value-type="float">
            <text:p>3.0942097</text:p>
          </table:table-cell>
          <table:table-cell office:value-type="float" office:value="0.038367573" calcext:value-type="float">
            <text:p>0.038367573</text:p>
          </table:table-cell>
          <table:table-cell office:value-type="float" office:value="4.7332582" calcext:value-type="float">
            <text:p>4.7332582</text:p>
          </table:table-cell>
          <table:table-cell office:value-type="float" office:value="0.7234618" calcext:value-type="float">
            <text:p>0.7234618</text:p>
          </table:table-cell>
          <table:table-cell table:formula="of:=AVERAGE([.B53:.K53])" office:value-type="float" office:value="2.0373314533" calcext:value-type="float">
            <text:p>2.0373314533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3.1022425" calcext:value-type="float">
            <text:p>3.1022425</text:p>
          </table:table-cell>
          <table:table-cell office:value-type="float" office:value="0.14037599" calcext:value-type="float">
            <text:p>0.14037599</text:p>
          </table:table-cell>
          <table:table-cell office:value-type="float" office:value="2.0886161" calcext:value-type="float">
            <text:p>2.0886161</text:p>
          </table:table-cell>
          <table:table-cell office:value-type="float" office:value="0.14059402" calcext:value-type="float">
            <text:p>0.14059402</text:p>
          </table:table-cell>
          <table:table-cell office:value-type="float" office:value="3.0343769" calcext:value-type="float">
            <text:p>3.0343769</text:p>
          </table:table-cell>
          <table:table-cell office:value-type="float" office:value="3.1572766" calcext:value-type="float">
            <text:p>3.1572766</text:p>
          </table:table-cell>
          <table:table-cell office:value-type="float" office:value="3.0942447" calcext:value-type="float">
            <text:p>3.0942447</text:p>
          </table:table-cell>
          <table:table-cell office:value-type="float" office:value="0.012965552" calcext:value-type="float">
            <text:p>0.012965552</text:p>
          </table:table-cell>
          <table:table-cell office:value-type="float" office:value="4.7332582" calcext:value-type="float">
            <text:p>4.7332582</text:p>
          </table:table-cell>
          <table:table-cell office:value-type="float" office:value="0.8465297" calcext:value-type="float">
            <text:p>0.8465297</text:p>
          </table:table-cell>
          <table:table-cell table:formula="of:=AVERAGE([.B54:.K54])" office:value-type="float" office:value="2.0350480262" calcext:value-type="float">
            <text:p>2.0350480262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3.8301265" calcext:value-type="float">
            <text:p>3.8301265</text:p>
          </table:table-cell>
          <table:table-cell office:value-type="float" office:value="0.13056521" calcext:value-type="float">
            <text:p>0.13056521</text:p>
          </table:table-cell>
          <table:table-cell office:value-type="float" office:value="2.087028" calcext:value-type="float">
            <text:p>2.087028</text:p>
          </table:table-cell>
          <table:table-cell office:value-type="float" office:value="0.22331856" calcext:value-type="float">
            <text:p>0.22331856</text:p>
          </table:table-cell>
          <table:table-cell office:value-type="float" office:value="3.0372634" calcext:value-type="float">
            <text:p>3.0372634</text:p>
          </table:table-cell>
          <table:table-cell office:value-type="float" office:value="1.4120892" calcext:value-type="float">
            <text:p>1.4120892</text:p>
          </table:table-cell>
          <table:table-cell office:value-type="float" office:value="2.9240198" calcext:value-type="float">
            <text:p>2.9240198</text:p>
          </table:table-cell>
          <table:table-cell office:value-type="float" office:value="0.04225843" calcext:value-type="float">
            <text:p>0.04225843</text:p>
          </table:table-cell>
          <table:table-cell office:value-type="float" office:value="4.712683" calcext:value-type="float">
            <text:p>4.712683</text:p>
          </table:table-cell>
          <table:table-cell office:value-type="float" office:value="0.8721484" calcext:value-type="float">
            <text:p>0.8721484</text:p>
          </table:table-cell>
          <table:table-cell table:formula="of:=AVERAGE([.B55:.K55])" office:value-type="float" office:value="1.92715005" calcext:value-type="float">
            <text:p>1.92715005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0.28261688" calcext:value-type="float">
            <text:p>0.28261688</text:p>
          </table:table-cell>
          <table:table-cell office:value-type="float" office:value="0.14041811" calcext:value-type="float">
            <text:p>0.14041811</text:p>
          </table:table-cell>
          <table:table-cell office:value-type="float" office:value="1.9270422" calcext:value-type="float">
            <text:p>1.9270422</text:p>
          </table:table-cell>
          <table:table-cell office:value-type="float" office:value="0.49763203" calcext:value-type="float">
            <text:p>0.49763203</text:p>
          </table:table-cell>
          <table:table-cell office:value-type="float" office:value="3.0407515" calcext:value-type="float">
            <text:p>3.0407515</text:p>
          </table:table-cell>
          <table:table-cell office:value-type="float" office:value="2.7202337" calcext:value-type="float">
            <text:p>2.7202337</text:p>
          </table:table-cell>
          <table:table-cell office:value-type="float" office:value="3.0983481" calcext:value-type="float">
            <text:p>3.0983481</text:p>
          </table:table-cell>
          <table:table-cell office:value-type="float" office:value="0.058291662" calcext:value-type="float">
            <text:p>0.058291662</text:p>
          </table:table-cell>
          <table:table-cell office:value-type="float" office:value="4.737152" calcext:value-type="float">
            <text:p>4.737152</text:p>
          </table:table-cell>
          <table:table-cell office:value-type="float" office:value="0.884428" calcext:value-type="float">
            <text:p>0.884428</text:p>
          </table:table-cell>
          <table:table-cell table:formula="of:=AVERAGE([.B56:.K56])" office:value-type="float" office:value="1.7386914182" calcext:value-type="float">
            <text:p>1.7386914182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3.4303331" calcext:value-type="float">
            <text:p>3.4303331</text:p>
          </table:table-cell>
          <table:table-cell office:value-type="float" office:value="0.12706149" calcext:value-type="float">
            <text:p>0.12706149</text:p>
          </table:table-cell>
          <table:table-cell office:value-type="float" office:value="2.5604806" calcext:value-type="float">
            <text:p>2.5604806</text:p>
          </table:table-cell>
          <table:table-cell office:value-type="float" office:value="0.48730394" calcext:value-type="float">
            <text:p>0.48730394</text:p>
          </table:table-cell>
          <table:table-cell office:value-type="float" office:value="3.0339851" calcext:value-type="float">
            <text:p>3.0339851</text:p>
          </table:table-cell>
          <table:table-cell office:value-type="float" office:value="1.4361831" calcext:value-type="float">
            <text:p>1.4361831</text:p>
          </table:table-cell>
          <table:table-cell office:value-type="float" office:value="3.0956328" calcext:value-type="float">
            <text:p>3.0956328</text:p>
          </table:table-cell>
          <table:table-cell office:value-type="float" office:value="0.0349296" calcext:value-type="float">
            <text:p>0.0349296</text:p>
          </table:table-cell>
          <table:table-cell office:value-type="float" office:value="4.737024" calcext:value-type="float">
            <text:p>4.737024</text:p>
          </table:table-cell>
          <table:table-cell office:value-type="float" office:value="0.9088339" calcext:value-type="float">
            <text:p>0.9088339</text:p>
          </table:table-cell>
          <table:table-cell table:formula="of:=AVERAGE([.B57:.K57])" office:value-type="float" office:value="1.985176763" calcext:value-type="float">
            <text:p>1.985176763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3.3948004" calcext:value-type="float">
            <text:p>3.3948004</text:p>
          </table:table-cell>
          <table:table-cell office:value-type="float" office:value="0.1238098" calcext:value-type="float">
            <text:p>0.1238098</text:p>
          </table:table-cell>
          <table:table-cell office:value-type="float" office:value="2.341227" calcext:value-type="float">
            <text:p>2.341227</text:p>
          </table:table-cell>
          <table:table-cell office:value-type="float" office:value="0.55242103" calcext:value-type="float">
            <text:p>0.55242103</text:p>
          </table:table-cell>
          <table:table-cell office:value-type="float" office:value="3.0356603" calcext:value-type="float">
            <text:p>3.0356603</text:p>
          </table:table-cell>
          <table:table-cell office:value-type="float" office:value="2.555707" calcext:value-type="float">
            <text:p>2.555707</text:p>
          </table:table-cell>
          <table:table-cell office:value-type="float" office:value="3.0525203" calcext:value-type="float">
            <text:p>3.0525203</text:p>
          </table:table-cell>
          <table:table-cell office:value-type="float" office:value="0.06489803" calcext:value-type="float">
            <text:p>0.06489803</text:p>
          </table:table-cell>
          <table:table-cell office:value-type="float" office:value="5.20935" calcext:value-type="float">
            <text:p>5.20935</text:p>
          </table:table-cell>
          <table:table-cell office:value-type="float" office:value="0.911798" calcext:value-type="float">
            <text:p>0.911798</text:p>
          </table:table-cell>
          <table:table-cell table:formula="of:=AVERAGE([.B58:.K58])" office:value-type="float" office:value="2.124219186" calcext:value-type="float">
            <text:p>2.124219186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3.1900158" calcext:value-type="float">
            <text:p>3.1900158</text:p>
          </table:table-cell>
          <table:table-cell office:value-type="float" office:value="0.12701975" calcext:value-type="float">
            <text:p>0.12701975</text:p>
          </table:table-cell>
          <table:table-cell office:value-type="float" office:value="2.2729921" calcext:value-type="float">
            <text:p>2.2729921</text:p>
          </table:table-cell>
          <table:table-cell office:value-type="float" office:value="0.07588246" calcext:value-type="float">
            <text:p>0.07588246</text:p>
          </table:table-cell>
          <table:table-cell office:value-type="float" office:value="3.0310345" calcext:value-type="float">
            <text:p>3.0310345</text:p>
          </table:table-cell>
          <table:table-cell office:value-type="float" office:value="2.5714426" calcext:value-type="float">
            <text:p>2.5714426</text:p>
          </table:table-cell>
          <table:table-cell office:value-type="float" office:value="3.1024535" calcext:value-type="float">
            <text:p>3.1024535</text:p>
          </table:table-cell>
          <table:table-cell office:value-type="float" office:value="0.06672829" calcext:value-type="float">
            <text:p>0.06672829</text:p>
          </table:table-cell>
          <table:table-cell office:value-type="float" office:value="5.145262" calcext:value-type="float">
            <text:p>5.145262</text:p>
          </table:table-cell>
          <table:table-cell office:value-type="float" office:value="0.91694564" calcext:value-type="float">
            <text:p>0.91694564</text:p>
          </table:table-cell>
          <table:table-cell table:formula="of:=AVERAGE([.B59:.K59])" office:value-type="float" office:value="2.049977664" calcext:value-type="float">
            <text:p>2.049977664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1.1141715" calcext:value-type="float">
            <text:p>1.1141715</text:p>
          </table:table-cell>
          <table:table-cell office:value-type="float" office:value="0.13193434" calcext:value-type="float">
            <text:p>0.13193434</text:p>
          </table:table-cell>
          <table:table-cell office:value-type="float" office:value="2.515767" calcext:value-type="float">
            <text:p>2.515767</text:p>
          </table:table-cell>
          <table:table-cell office:value-type="float" office:value="0.22080053" calcext:value-type="float">
            <text:p>0.22080053</text:p>
          </table:table-cell>
          <table:table-cell office:value-type="float" office:value="3.0390253" calcext:value-type="float">
            <text:p>3.0390253</text:p>
          </table:table-cell>
          <table:table-cell office:value-type="float" office:value="2.5694077" calcext:value-type="float">
            <text:p>2.5694077</text:p>
          </table:table-cell>
          <table:table-cell office:value-type="float" office:value="3.1024425" calcext:value-type="float">
            <text:p>3.1024425</text:p>
          </table:table-cell>
          <table:table-cell office:value-type="float" office:value="0.07363874" calcext:value-type="float">
            <text:p>0.07363874</text:p>
          </table:table-cell>
          <table:table-cell office:value-type="float" office:value="4.8120604" calcext:value-type="float">
            <text:p>4.8120604</text:p>
          </table:table-cell>
          <table:table-cell office:value-type="float" office:value="0.89986914" calcext:value-type="float">
            <text:p>0.89986914</text:p>
          </table:table-cell>
          <table:table-cell table:formula="of:=AVERAGE([.B60:.K60])" office:value-type="float" office:value="1.847911715" calcext:value-type="float">
            <text:p>1.847911715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3.3919358" calcext:value-type="float">
            <text:p>3.3919358</text:p>
          </table:table-cell>
          <table:table-cell office:value-type="float" office:value="0.14016734" calcext:value-type="float">
            <text:p>0.14016734</text:p>
          </table:table-cell>
          <table:table-cell office:value-type="float" office:value="2.4067283" calcext:value-type="float">
            <text:p>2.4067283</text:p>
          </table:table-cell>
          <table:table-cell office:value-type="float" office:value="0.53974515" calcext:value-type="float">
            <text:p>0.53974515</text:p>
          </table:table-cell>
          <table:table-cell office:value-type="float" office:value="3.0387018" calcext:value-type="float">
            <text:p>3.0387018</text:p>
          </table:table-cell>
          <table:table-cell office:value-type="float" office:value="2.5119214" calcext:value-type="float">
            <text:p>2.5119214</text:p>
          </table:table-cell>
          <table:table-cell office:value-type="float" office:value="3.1466966" calcext:value-type="float">
            <text:p>3.1466966</text:p>
          </table:table-cell>
          <table:table-cell office:value-type="float" office:value="0.045015216" calcext:value-type="float">
            <text:p>0.045015216</text:p>
          </table:table-cell>
          <table:table-cell office:value-type="float" office:value="5.1870866" calcext:value-type="float">
            <text:p>5.1870866</text:p>
          </table:table-cell>
          <table:table-cell office:value-type="float" office:value="0.9136353" calcext:value-type="float">
            <text:p>0.9136353</text:p>
          </table:table-cell>
          <table:table-cell table:formula="of:=AVERAGE([.B61:.K61])" office:value-type="float" office:value="2.1321633506" calcext:value-type="float">
            <text:p>2.1321633506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3.3919358" calcext:value-type="float">
            <text:p>3.3919358</text:p>
          </table:table-cell>
          <table:table-cell office:value-type="float" office:value="0.1447042" calcext:value-type="float">
            <text:p>0.1447042</text:p>
          </table:table-cell>
          <table:table-cell office:value-type="float" office:value="2.449721" calcext:value-type="float">
            <text:p>2.449721</text:p>
          </table:table-cell>
          <table:table-cell office:value-type="float" office:value="0.62537456" calcext:value-type="float">
            <text:p>0.62537456</text:p>
          </table:table-cell>
          <table:table-cell office:value-type="float" office:value="3.0371315" calcext:value-type="float">
            <text:p>3.0371315</text:p>
          </table:table-cell>
          <table:table-cell office:value-type="float" office:value="2.5714426" calcext:value-type="float">
            <text:p>2.5714426</text:p>
          </table:table-cell>
          <table:table-cell office:value-type="float" office:value="3.1007183" calcext:value-type="float">
            <text:p>3.1007183</text:p>
          </table:table-cell>
          <table:table-cell office:value-type="float" office:value="0.04497435" calcext:value-type="float">
            <text:p>0.04497435</text:p>
          </table:table-cell>
          <table:table-cell office:value-type="float" office:value="4.8366995" calcext:value-type="float">
            <text:p>4.8366995</text:p>
          </table:table-cell>
          <table:table-cell office:value-type="float" office:value="0.9212232" calcext:value-type="float">
            <text:p>0.9212232</text:p>
          </table:table-cell>
          <table:table-cell table:formula="of:=AVERAGE([.B62:.K62])" office:value-type="float" office:value="2.112392501" calcext:value-type="float">
            <text:p>2.112392501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3.3919358" calcext:value-type="float">
            <text:p>3.3919358</text:p>
          </table:table-cell>
          <table:table-cell office:value-type="float" office:value="0.14362279" calcext:value-type="float">
            <text:p>0.14362279</text:p>
          </table:table-cell>
          <table:table-cell office:value-type="float" office:value="2.6419597" calcext:value-type="float">
            <text:p>2.6419597</text:p>
          </table:table-cell>
          <table:table-cell office:value-type="float" office:value="0.8697812" calcext:value-type="float">
            <text:p>0.8697812</text:p>
          </table:table-cell>
          <table:table-cell office:value-type="float" office:value="3.0324688" calcext:value-type="float">
            <text:p>3.0324688</text:p>
          </table:table-cell>
          <table:table-cell office:value-type="float" office:value="2.5714426" calcext:value-type="float">
            <text:p>2.5714426</text:p>
          </table:table-cell>
          <table:table-cell office:value-type="float" office:value="3.1197646" calcext:value-type="float">
            <text:p>3.1197646</text:p>
          </table:table-cell>
          <table:table-cell office:value-type="float" office:value="0.05942783" calcext:value-type="float">
            <text:p>0.05942783</text:p>
          </table:table-cell>
          <table:table-cell office:value-type="float" office:value="5.0272474" calcext:value-type="float">
            <text:p>5.0272474</text:p>
          </table:table-cell>
          <table:table-cell office:value-type="float" office:value="0.8988662" calcext:value-type="float">
            <text:p>0.8988662</text:p>
          </table:table-cell>
          <table:table-cell table:formula="of:=AVERAGE([.B63:.K63])" office:value-type="float" office:value="2.175651692" calcext:value-type="float">
            <text:p>2.175651692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2.706755" calcext:value-type="float">
            <text:p>2.706755</text:p>
          </table:table-cell>
          <table:table-cell office:value-type="float" office:value="0.11065719" calcext:value-type="float">
            <text:p>0.11065719</text:p>
          </table:table-cell>
          <table:table-cell office:value-type="float" office:value="2.6464934" calcext:value-type="float">
            <text:p>2.6464934</text:p>
          </table:table-cell>
          <table:table-cell office:value-type="float" office:value="0.13864763" calcext:value-type="float">
            <text:p>0.13864763</text:p>
          </table:table-cell>
          <table:table-cell office:value-type="float" office:value="1.1435591" calcext:value-type="float">
            <text:p>1.1435591</text:p>
          </table:table-cell>
          <table:table-cell office:value-type="float" office:value="2.5838528" calcext:value-type="float">
            <text:p>2.5838528</text:p>
          </table:table-cell>
          <table:table-cell office:value-type="float" office:value="3.1226468" calcext:value-type="float">
            <text:p>3.1226468</text:p>
          </table:table-cell>
          <table:table-cell office:value-type="float" office:value="0.0616023" calcext:value-type="float">
            <text:p>0.0616023</text:p>
          </table:table-cell>
          <table:table-cell office:value-type="float" office:value="4.740268" calcext:value-type="float">
            <text:p>4.740268</text:p>
          </table:table-cell>
          <table:table-cell office:value-type="float" office:value="0.90867364" calcext:value-type="float">
            <text:p>0.90867364</text:p>
          </table:table-cell>
          <table:table-cell table:formula="of:=AVERAGE([.B64:.K64])" office:value-type="float" office:value="1.816315586" calcext:value-type="float">
            <text:p>1.816315586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3.132541" calcext:value-type="float">
            <text:p>3.132541</text:p>
          </table:table-cell>
          <table:table-cell office:value-type="float" office:value="0.15497379" calcext:value-type="float">
            <text:p>0.15497379</text:p>
          </table:table-cell>
          <table:table-cell office:value-type="float" office:value="2.7977173" calcext:value-type="float">
            <text:p>2.7977173</text:p>
          </table:table-cell>
          <table:table-cell office:value-type="float" office:value="0.54451257" calcext:value-type="float">
            <text:p>0.54451257</text:p>
          </table:table-cell>
          <table:table-cell office:value-type="float" office:value="3.020187" calcext:value-type="float">
            <text:p>3.020187</text:p>
          </table:table-cell>
          <table:table-cell office:value-type="float" office:value="1.3669312" calcext:value-type="float">
            <text:p>1.3669312</text:p>
          </table:table-cell>
          <table:table-cell office:value-type="float" office:value="3.1369703" calcext:value-type="float">
            <text:p>3.1369703</text:p>
          </table:table-cell>
          <table:table-cell office:value-type="float" office:value="0.05304836" calcext:value-type="float">
            <text:p>0.05304836</text:p>
          </table:table-cell>
          <table:table-cell office:value-type="float" office:value="4.738108" calcext:value-type="float">
            <text:p>4.738108</text:p>
          </table:table-cell>
          <table:table-cell office:value-type="float" office:value="0.9254802" calcext:value-type="float">
            <text:p>0.9254802</text:p>
          </table:table-cell>
          <table:table-cell table:formula="of:=AVERAGE([.B65:.K65])" office:value-type="float" office:value="1.987046972" calcext:value-type="float">
            <text:p>1.987046972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0.4442422" calcext:value-type="float">
            <text:p>0.4442422</text:p>
          </table:table-cell>
          <table:table-cell office:value-type="float" office:value="0.16692" calcext:value-type="float">
            <text:p>0.16692</text:p>
          </table:table-cell>
          <table:table-cell office:value-type="float" office:value="2.632421" calcext:value-type="float">
            <text:p>2.632421</text:p>
          </table:table-cell>
          <table:table-cell office:value-type="float" office:value="0.22041585" calcext:value-type="float">
            <text:p>0.22041585</text:p>
          </table:table-cell>
          <table:table-cell office:value-type="float" office:value="3.0202122" calcext:value-type="float">
            <text:p>3.0202122</text:p>
          </table:table-cell>
          <table:table-cell office:value-type="float" office:value="2.5557048" calcext:value-type="float">
            <text:p>2.5557048</text:p>
          </table:table-cell>
          <table:table-cell office:value-type="float" office:value="1.3788397" calcext:value-type="float">
            <text:p>1.3788397</text:p>
          </table:table-cell>
          <table:table-cell office:value-type="float" office:value="0.069585614" calcext:value-type="float">
            <text:p>0.069585614</text:p>
          </table:table-cell>
          <table:table-cell office:value-type="float" office:value="0.19540168" calcext:value-type="float">
            <text:p>0.19540168</text:p>
          </table:table-cell>
          <table:table-cell office:value-type="float" office:value="0.9103727" calcext:value-type="float">
            <text:p>0.9103727</text:p>
          </table:table-cell>
          <table:table-cell table:formula="of:=AVERAGE([.B66:.K66])" office:value-type="float" office:value="1.1594115744" calcext:value-type="float">
            <text:p>1.1594115744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2.9726458" calcext:value-type="float">
            <text:p>2.9726458</text:p>
          </table:table-cell>
          <table:table-cell office:value-type="float" office:value="0.119090036" calcext:value-type="float">
            <text:p>0.119090036</text:p>
          </table:table-cell>
          <table:table-cell office:value-type="float" office:value="2.9894342" calcext:value-type="float">
            <text:p>2.9894342</text:p>
          </table:table-cell>
          <table:table-cell office:value-type="float" office:value="0.54451257" calcext:value-type="float">
            <text:p>0.54451257</text:p>
          </table:table-cell>
          <table:table-cell office:value-type="float" office:value="1.1440954" calcext:value-type="float">
            <text:p>1.1440954</text:p>
          </table:table-cell>
          <table:table-cell office:value-type="float" office:value="1.1538247" calcext:value-type="float">
            <text:p>1.1538247</text:p>
          </table:table-cell>
          <table:table-cell office:value-type="float" office:value="3.065544" calcext:value-type="float">
            <text:p>3.065544</text:p>
          </table:table-cell>
          <table:table-cell office:value-type="float" office:value="0.05595458" calcext:value-type="float">
            <text:p>0.05595458</text:p>
          </table:table-cell>
          <table:table-cell office:value-type="float" office:value="4.653629" calcext:value-type="float">
            <text:p>4.653629</text:p>
          </table:table-cell>
          <table:table-cell office:value-type="float" office:value="0.9249581" calcext:value-type="float">
            <text:p>0.9249581</text:p>
          </table:table-cell>
          <table:table-cell table:formula="of:=AVERAGE([.B67:.K67])" office:value-type="float" office:value="1.7623688386" calcext:value-type="float">
            <text:p>1.7623688386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3.0064423" calcext:value-type="float">
            <text:p>3.0064423</text:p>
          </table:table-cell>
          <table:table-cell office:value-type="float" office:value="0.14915432" calcext:value-type="float">
            <text:p>0.14915432</text:p>
          </table:table-cell>
          <table:table-cell office:value-type="float" office:value="2.8590715" calcext:value-type="float">
            <text:p>2.8590715</text:p>
          </table:table-cell>
          <table:table-cell office:value-type="float" office:value="0.22041585" calcext:value-type="float">
            <text:p>0.22041585</text:p>
          </table:table-cell>
          <table:table-cell office:value-type="float" office:value="2.3709838" calcext:value-type="float">
            <text:p>2.3709838</text:p>
          </table:table-cell>
          <table:table-cell office:value-type="float" office:value="2.5714486" calcext:value-type="float">
            <text:p>2.5714486</text:p>
          </table:table-cell>
          <table:table-cell office:value-type="float" office:value="3.1336465" calcext:value-type="float">
            <text:p>3.1336465</text:p>
          </table:table-cell>
          <table:table-cell office:value-type="float" office:value="0.028026782" calcext:value-type="float">
            <text:p>0.028026782</text:p>
          </table:table-cell>
          <table:table-cell office:value-type="float" office:value="5.0511694" calcext:value-type="float">
            <text:p>5.0511694</text:p>
          </table:table-cell>
          <table:table-cell office:value-type="float" office:value="0.908527" calcext:value-type="float">
            <text:p>0.908527</text:p>
          </table:table-cell>
          <table:table-cell table:formula="of:=AVERAGE([.B68:.K68])" office:value-type="float" office:value="2.0298886052" calcext:value-type="float">
            <text:p>2.0298886052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3.2184308" calcext:value-type="float">
            <text:p>3.2184308</text:p>
          </table:table-cell>
          <table:table-cell office:value-type="float" office:value="0.121538125" calcext:value-type="float">
            <text:p>0.121538125</text:p>
          </table:table-cell>
          <table:table-cell office:value-type="float" office:value="2.5954106" calcext:value-type="float">
            <text:p>2.5954106</text:p>
          </table:table-cell>
          <table:table-cell office:value-type="float" office:value="0.22041585" calcext:value-type="float">
            <text:p>0.22041585</text:p>
          </table:table-cell>
          <table:table-cell office:value-type="float" office:value="3.0897264" calcext:value-type="float">
            <text:p>3.0897264</text:p>
          </table:table-cell>
          <table:table-cell office:value-type="float" office:value="2.6380308" calcext:value-type="float">
            <text:p>2.6380308</text:p>
          </table:table-cell>
          <table:table-cell office:value-type="float" office:value="3.1009846" calcext:value-type="float">
            <text:p>3.1009846</text:p>
          </table:table-cell>
          <table:table-cell office:value-type="float" office:value="0.034547914" calcext:value-type="float">
            <text:p>0.034547914</text:p>
          </table:table-cell>
          <table:table-cell office:value-type="float" office:value="4.776124" calcext:value-type="float">
            <text:p>4.776124</text:p>
          </table:table-cell>
          <table:table-cell office:value-type="float" office:value="0.89862514" calcext:value-type="float">
            <text:p>0.89862514</text:p>
          </table:table-cell>
          <table:table-cell table:formula="of:=AVERAGE([.B69:.K69])" office:value-type="float" office:value="2.0693834229" calcext:value-type="float">
            <text:p>2.0693834229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2.9726458" calcext:value-type="float">
            <text:p>2.9726458</text:p>
          </table:table-cell>
          <table:table-cell office:value-type="float" office:value="0.14378494" calcext:value-type="float">
            <text:p>0.14378494</text:p>
          </table:table-cell>
          <table:table-cell office:value-type="float" office:value="2.1760762" calcext:value-type="float">
            <text:p>2.1760762</text:p>
          </table:table-cell>
          <table:table-cell office:value-type="float" office:value="0.22041585" calcext:value-type="float">
            <text:p>0.22041585</text:p>
          </table:table-cell>
          <table:table-cell office:value-type="float" office:value="3.08975" calcext:value-type="float">
            <text:p>3.08975</text:p>
          </table:table-cell>
          <table:table-cell office:value-type="float" office:value="1.1642526" calcext:value-type="float">
            <text:p>1.1642526</text:p>
          </table:table-cell>
          <table:table-cell office:value-type="float" office:value="3.1403983" calcext:value-type="float">
            <text:p>3.1403983</text:p>
          </table:table-cell>
          <table:table-cell office:value-type="float" office:value="0.044480782" calcext:value-type="float">
            <text:p>0.044480782</text:p>
          </table:table-cell>
          <table:table-cell office:value-type="float" office:value="4.7634535" calcext:value-type="float">
            <text:p>4.7634535</text:p>
          </table:table-cell>
          <table:table-cell office:value-type="float" office:value="0.92940813" calcext:value-type="float">
            <text:p>0.92940813</text:p>
          </table:table-cell>
          <table:table-cell table:formula="of:=AVERAGE([.B70:.K70])" office:value-type="float" office:value="1.8644666102" calcext:value-type="float">
            <text:p>1.8644666102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2.9430287" calcext:value-type="float">
            <text:p>2.9430287</text:p>
          </table:table-cell>
          <table:table-cell office:value-type="float" office:value="0.119746834" calcext:value-type="float">
            <text:p>0.119746834</text:p>
          </table:table-cell>
          <table:table-cell office:value-type="float" office:value="2.1724055" calcext:value-type="float">
            <text:p>2.1724055</text:p>
          </table:table-cell>
          <table:table-cell office:value-type="float" office:value="0.52292097" calcext:value-type="float">
            <text:p>0.52292097</text:p>
          </table:table-cell>
          <table:table-cell office:value-type="float" office:value="3.1181483" calcext:value-type="float">
            <text:p>3.1181483</text:p>
          </table:table-cell>
          <table:table-cell office:value-type="float" office:value="2.6382918" calcext:value-type="float">
            <text:p>2.6382918</text:p>
          </table:table-cell>
          <table:table-cell office:value-type="float" office:value="3.1012497" calcext:value-type="float">
            <text:p>3.1012497</text:p>
          </table:table-cell>
          <table:table-cell office:value-type="float" office:value="0.027749747" calcext:value-type="float">
            <text:p>0.027749747</text:p>
          </table:table-cell>
          <table:table-cell office:value-type="float" office:value="5.0136213" calcext:value-type="float">
            <text:p>5.0136213</text:p>
          </table:table-cell>
          <table:table-cell office:value-type="float" office:value="0.90872043" calcext:value-type="float">
            <text:p>0.90872043</text:p>
          </table:table-cell>
          <table:table-cell table:formula="of:=AVERAGE([.B71:.K71])" office:value-type="float" office:value="2.0565883281" calcext:value-type="float">
            <text:p>2.0565883281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3.3740864" calcext:value-type="float">
            <text:p>3.3740864</text:p>
          </table:table-cell>
          <table:table-cell office:value-type="float" office:value="0.11956494" calcext:value-type="float">
            <text:p>0.11956494</text:p>
          </table:table-cell>
          <table:table-cell office:value-type="float" office:value="2.2725785" calcext:value-type="float">
            <text:p>2.2725785</text:p>
          </table:table-cell>
          <table:table-cell office:value-type="float" office:value="0.54451257" calcext:value-type="float">
            <text:p>0.54451257</text:p>
          </table:table-cell>
          <table:table-cell office:value-type="float" office:value="3.0261161" calcext:value-type="float">
            <text:p>3.0261161</text:p>
          </table:table-cell>
          <table:table-cell office:value-type="float" office:value="2.3814573" calcext:value-type="float">
            <text:p>2.3814573</text:p>
          </table:table-cell>
          <table:table-cell office:value-type="float" office:value="3.1375284" calcext:value-type="float">
            <text:p>3.1375284</text:p>
          </table:table-cell>
          <table:table-cell office:value-type="float" office:value="0.05923923" calcext:value-type="float">
            <text:p>0.05923923</text:p>
          </table:table-cell>
          <table:table-cell office:value-type="float" office:value="4.772886" calcext:value-type="float">
            <text:p>4.772886</text:p>
          </table:table-cell>
          <table:table-cell office:value-type="float" office:value="1.0017704" calcext:value-type="float">
            <text:p>1.0017704</text:p>
          </table:table-cell>
          <table:table-cell table:formula="of:=AVERAGE([.B72:.K72])" office:value-type="float" office:value="2.068973984" calcext:value-type="float">
            <text:p>2.068973984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3.1821494" calcext:value-type="float">
            <text:p>3.1821494</text:p>
          </table:table-cell>
          <table:table-cell office:value-type="float" office:value="0.15491894" calcext:value-type="float">
            <text:p>0.15491894</text:p>
          </table:table-cell>
          <table:table-cell office:value-type="float" office:value="2.2725096" calcext:value-type="float">
            <text:p>2.2725096</text:p>
          </table:table-cell>
          <table:table-cell office:value-type="float" office:value="0.10204623" calcext:value-type="float">
            <text:p>0.10204623</text:p>
          </table:table-cell>
          <table:table-cell office:value-type="float" office:value="3.1287153" calcext:value-type="float">
            <text:p>3.1287153</text:p>
          </table:table-cell>
          <table:table-cell office:value-type="float" office:value="2.4371889" calcext:value-type="float">
            <text:p>2.4371889</text:p>
          </table:table-cell>
          <table:table-cell office:value-type="float" office:value="3.1441312" calcext:value-type="float">
            <text:p>3.1441312</text:p>
          </table:table-cell>
          <table:table-cell office:value-type="float" office:value="0.0628796" calcext:value-type="float">
            <text:p>0.0628796</text:p>
          </table:table-cell>
          <table:table-cell office:value-type="float" office:value="4.447518" calcext:value-type="float">
            <text:p>4.447518</text:p>
          </table:table-cell>
          <table:table-cell office:value-type="float" office:value="1.00345" calcext:value-type="float">
            <text:p>1.00345</text:p>
          </table:table-cell>
          <table:table-cell table:formula="of:=AVERAGE([.B73:.K73])" office:value-type="float" office:value="1.993550717" calcext:value-type="float">
            <text:p>1.993550717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3.6230063" calcext:value-type="float">
            <text:p>3.6230063</text:p>
          </table:table-cell>
          <table:table-cell office:value-type="float" office:value="0.117655635" calcext:value-type="float">
            <text:p>0.117655635</text:p>
          </table:table-cell>
          <table:table-cell office:value-type="float" office:value="2.2725785" calcext:value-type="float">
            <text:p>2.2725785</text:p>
          </table:table-cell>
          <table:table-cell office:value-type="float" office:value="0.25866547" calcext:value-type="float">
            <text:p>0.25866547</text:p>
          </table:table-cell>
          <table:table-cell office:value-type="float" office:value="3.120482" calcext:value-type="float">
            <text:p>3.120482</text:p>
          </table:table-cell>
          <table:table-cell office:value-type="float" office:value="2.398859" calcext:value-type="float">
            <text:p>2.398859</text:p>
          </table:table-cell>
          <table:table-cell office:value-type="float" office:value="3.0993066" calcext:value-type="float">
            <text:p>3.0993066</text:p>
          </table:table-cell>
          <table:table-cell office:value-type="float" office:value="0.06815531" calcext:value-type="float">
            <text:p>0.06815531</text:p>
          </table:table-cell>
          <table:table-cell office:value-type="float" office:value="5.1368628" calcext:value-type="float">
            <text:p>5.1368628</text:p>
          </table:table-cell>
          <table:table-cell office:value-type="float" office:value="0.9824736" calcext:value-type="float">
            <text:p>0.9824736</text:p>
          </table:table-cell>
          <table:table-cell table:formula="of:=AVERAGE([.B74:.K74])" office:value-type="float" office:value="2.1078045215" calcext:value-type="float">
            <text:p>2.1078045215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3.6168213" calcext:value-type="float">
            <text:p>3.6168213</text:p>
          </table:table-cell>
          <table:table-cell office:value-type="float" office:value="0.12013555" calcext:value-type="float">
            <text:p>0.12013555</text:p>
          </table:table-cell>
          <table:table-cell office:value-type="float" office:value="2.0091393" calcext:value-type="float">
            <text:p>2.0091393</text:p>
          </table:table-cell>
          <table:table-cell office:value-type="float" office:value="0.10222433" calcext:value-type="float">
            <text:p>0.10222433</text:p>
          </table:table-cell>
          <table:table-cell office:value-type="float" office:value="3.0671136" calcext:value-type="float">
            <text:p>3.0671136</text:p>
          </table:table-cell>
          <table:table-cell office:value-type="float" office:value="2.3814573" calcext:value-type="float">
            <text:p>2.3814573</text:p>
          </table:table-cell>
          <table:table-cell office:value-type="float" office:value="3.155932" calcext:value-type="float">
            <text:p>3.155932</text:p>
          </table:table-cell>
          <table:table-cell office:value-type="float" office:value="0.05740386" calcext:value-type="float">
            <text:p>0.05740386</text:p>
          </table:table-cell>
          <table:table-cell office:value-type="float" office:value="5.0662737" calcext:value-type="float">
            <text:p>5.0662737</text:p>
          </table:table-cell>
          <table:table-cell office:value-type="float" office:value="0.97327524" calcext:value-type="float">
            <text:p>0.97327524</text:p>
          </table:table-cell>
          <table:table-cell table:formula="of:=AVERAGE([.B75:.K75])" office:value-type="float" office:value="2.054977618" calcext:value-type="float">
            <text:p>2.054977618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3.722796" calcext:value-type="float">
            <text:p>3.722796</text:p>
          </table:table-cell>
          <table:table-cell office:value-type="float" office:value="0.10998293" calcext:value-type="float">
            <text:p>0.10998293</text:p>
          </table:table-cell>
          <table:table-cell office:value-type="float" office:value="2.239152" calcext:value-type="float">
            <text:p>2.239152</text:p>
          </table:table-cell>
          <table:table-cell office:value-type="float" office:value="0.07507905" calcext:value-type="float">
            <text:p>0.07507905</text:p>
          </table:table-cell>
          <table:table-cell office:value-type="float" office:value="3.0935774" calcext:value-type="float">
            <text:p>3.0935774</text:p>
          </table:table-cell>
          <table:table-cell office:value-type="float" office:value="2.504119" calcext:value-type="float">
            <text:p>2.504119</text:p>
          </table:table-cell>
          <table:table-cell office:value-type="float" office:value="3.1497743" calcext:value-type="float">
            <text:p>3.1497743</text:p>
          </table:table-cell>
          <table:table-cell office:value-type="float" office:value="0.048907675" calcext:value-type="float">
            <text:p>0.048907675</text:p>
          </table:table-cell>
          <table:table-cell office:value-type="float" office:value="4.577625" calcext:value-type="float">
            <text:p>4.577625</text:p>
          </table:table-cell>
          <table:table-cell office:value-type="float" office:value="1.062461" calcext:value-type="float">
            <text:p>1.062461</text:p>
          </table:table-cell>
          <table:table-cell table:formula="of:=AVERAGE([.B76:.K76])" office:value-type="float" office:value="2.0583474355" calcext:value-type="float">
            <text:p>2.058347435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3.110219" calcext:value-type="float">
            <text:p>3.110219</text:p>
          </table:table-cell>
          <table:table-cell office:value-type="float" office:value="0.12732677" calcext:value-type="float">
            <text:p>0.12732677</text:p>
          </table:table-cell>
          <table:table-cell office:value-type="float" office:value="2.1893704" calcext:value-type="float">
            <text:p>2.1893704</text:p>
          </table:table-cell>
          <table:table-cell office:value-type="float" office:value="0.0751201" calcext:value-type="float">
            <text:p>0.0751201</text:p>
          </table:table-cell>
          <table:table-cell office:value-type="float" office:value="3.1255333" calcext:value-type="float">
            <text:p>3.1255333</text:p>
          </table:table-cell>
          <table:table-cell office:value-type="float" office:value="2.645958" calcext:value-type="float">
            <text:p>2.645958</text:p>
          </table:table-cell>
          <table:table-cell office:value-type="float" office:value="3.1301918" calcext:value-type="float">
            <text:p>3.1301918</text:p>
          </table:table-cell>
          <table:table-cell office:value-type="float" office:value="0.049136303" calcext:value-type="float">
            <text:p>0.049136303</text:p>
          </table:table-cell>
          <table:table-cell office:value-type="float" office:value="5.093932" calcext:value-type="float">
            <text:p>5.093932</text:p>
          </table:table-cell>
          <table:table-cell office:value-type="float" office:value="0.9855664" calcext:value-type="float">
            <text:p>0.9855664</text:p>
          </table:table-cell>
          <table:table-cell table:formula="of:=AVERAGE([.B77:.K77])" office:value-type="float" office:value="2.0532354073" calcext:value-type="float">
            <text:p>2.0532354073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3.4402769" calcext:value-type="float">
            <text:p>3.4402769</text:p>
          </table:table-cell>
          <table:table-cell office:value-type="float" office:value="0.11702848" calcext:value-type="float">
            <text:p>0.11702848</text:p>
          </table:table-cell>
          <table:table-cell office:value-type="float" office:value="2.0450432" calcext:value-type="float">
            <text:p>2.0450432</text:p>
          </table:table-cell>
          <table:table-cell office:value-type="float" office:value="0.07128387" calcext:value-type="float">
            <text:p>0.07128387</text:p>
          </table:table-cell>
          <table:table-cell office:value-type="float" office:value="3.1403205" calcext:value-type="float">
            <text:p>3.1403205</text:p>
          </table:table-cell>
          <table:table-cell office:value-type="float" office:value="2.64197" calcext:value-type="float">
            <text:p>2.64197</text:p>
          </table:table-cell>
          <table:table-cell office:value-type="float" office:value="0.22844675" calcext:value-type="float">
            <text:p>0.22844675</text:p>
          </table:table-cell>
          <table:table-cell office:value-type="float" office:value="0.04457171" calcext:value-type="float">
            <text:p>0.04457171</text:p>
          </table:table-cell>
          <table:table-cell office:value-type="float" office:value="5.28359" calcext:value-type="float">
            <text:p>5.28359</text:p>
          </table:table-cell>
          <table:table-cell office:value-type="float" office:value="0.41617006" calcext:value-type="float">
            <text:p>0.41617006</text:p>
          </table:table-cell>
          <table:table-cell table:formula="of:=AVERAGE([.B78:.K78])" office:value-type="float" office:value="1.742870147" calcext:value-type="float">
            <text:p>1.742870147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3.6273122" calcext:value-type="float">
            <text:p>3.6273122</text:p>
          </table:table-cell>
          <table:table-cell office:value-type="float" office:value="0.14029692" calcext:value-type="float">
            <text:p>0.14029692</text:p>
          </table:table-cell>
          <table:table-cell office:value-type="float" office:value="2.1875153" calcext:value-type="float">
            <text:p>2.1875153</text:p>
          </table:table-cell>
          <table:table-cell office:value-type="float" office:value="0.24913312" calcext:value-type="float">
            <text:p>0.24913312</text:p>
          </table:table-cell>
          <table:table-cell office:value-type="float" office:value="3.1379137" calcext:value-type="float">
            <text:p>3.1379137</text:p>
          </table:table-cell>
          <table:table-cell office:value-type="float" office:value="2.6591084" calcext:value-type="float">
            <text:p>2.6591084</text:p>
          </table:table-cell>
          <table:table-cell office:value-type="float" office:value="3.1149795" calcext:value-type="float">
            <text:p>3.1149795</text:p>
          </table:table-cell>
          <table:table-cell office:value-type="float" office:value="0.062730685" calcext:value-type="float">
            <text:p>0.062730685</text:p>
          </table:table-cell>
          <table:table-cell office:value-type="float" office:value="5.1558743" calcext:value-type="float">
            <text:p>5.1558743</text:p>
          </table:table-cell>
          <table:table-cell office:value-type="float" office:value="1.0389103" calcext:value-type="float">
            <text:p>1.0389103</text:p>
          </table:table-cell>
          <table:table-cell table:formula="of:=AVERAGE([.B79:.K79])" office:value-type="float" office:value="2.1373774425" calcext:value-type="float">
            <text:p>2.1373774425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3.9866722" calcext:value-type="float">
            <text:p>3.9866722</text:p>
          </table:table-cell>
          <table:table-cell office:value-type="float" office:value="0.14029692" calcext:value-type="float">
            <text:p>0.14029692</text:p>
          </table:table-cell>
          <table:table-cell office:value-type="float" office:value="1.9416995" calcext:value-type="float">
            <text:p>1.9416995</text:p>
          </table:table-cell>
          <table:table-cell office:value-type="float" office:value="0.2459827" calcext:value-type="float">
            <text:p>0.2459827</text:p>
          </table:table-cell>
          <table:table-cell office:value-type="float" office:value="3.0945117" calcext:value-type="float">
            <text:p>3.0945117</text:p>
          </table:table-cell>
          <table:table-cell office:value-type="float" office:value="2.6473818" calcext:value-type="float">
            <text:p>2.6473818</text:p>
          </table:table-cell>
          <table:table-cell office:value-type="float" office:value="3.1341574" calcext:value-type="float">
            <text:p>3.1341574</text:p>
          </table:table-cell>
          <table:table-cell office:value-type="float" office:value="0.045146994" calcext:value-type="float">
            <text:p>0.045146994</text:p>
          </table:table-cell>
          <table:table-cell office:value-type="float" office:value="5.236004" calcext:value-type="float">
            <text:p>5.236004</text:p>
          </table:table-cell>
          <table:table-cell office:value-type="float" office:value="0.98565215" calcext:value-type="float">
            <text:p>0.98565215</text:p>
          </table:table-cell>
          <table:table-cell table:formula="of:=AVERAGE([.B80:.K80])" office:value-type="float" office:value="2.1457505364" calcext:value-type="float">
            <text:p>2.1457505364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0.5595221" calcext:value-type="float">
            <text:p>0.5595221</text:p>
          </table:table-cell>
          <table:table-cell office:value-type="float" office:value="0.1138447" calcext:value-type="float">
            <text:p>0.1138447</text:p>
          </table:table-cell>
          <table:table-cell office:value-type="float" office:value="2.0127282" calcext:value-type="float">
            <text:p>2.0127282</text:p>
          </table:table-cell>
          <table:table-cell office:value-type="float" office:value="0.24934447" calcext:value-type="float">
            <text:p>0.24934447</text:p>
          </table:table-cell>
          <table:table-cell office:value-type="float" office:value="3.1424608" calcext:value-type="float">
            <text:p>3.1424608</text:p>
          </table:table-cell>
          <table:table-cell office:value-type="float" office:value="2.59536" calcext:value-type="float">
            <text:p>2.59536</text:p>
          </table:table-cell>
          <table:table-cell office:value-type="float" office:value="3.1341574" calcext:value-type="float">
            <text:p>3.1341574</text:p>
          </table:table-cell>
          <table:table-cell office:value-type="float" office:value="0.042594235" calcext:value-type="float">
            <text:p>0.042594235</text:p>
          </table:table-cell>
          <table:table-cell office:value-type="float" office:value="4.7559166" calcext:value-type="float">
            <text:p>4.7559166</text:p>
          </table:table-cell>
          <table:table-cell office:value-type="float" office:value="0.9968456" calcext:value-type="float">
            <text:p>0.9968456</text:p>
          </table:table-cell>
          <table:table-cell table:formula="of:=AVERAGE([.B81:.K81])" office:value-type="float" office:value="1.7602774105" calcext:value-type="float">
            <text:p>1.7602774105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0.8210328" calcext:value-type="float">
            <text:p>0.8210328</text:p>
          </table:table-cell>
          <table:table-cell office:value-type="float" office:value="0.122737326" calcext:value-type="float">
            <text:p>0.122737326</text:p>
          </table:table-cell>
          <table:table-cell office:value-type="float" office:value="2.1871502" calcext:value-type="float">
            <text:p>2.1871502</text:p>
          </table:table-cell>
          <table:table-cell office:value-type="float" office:value="0.0751201" calcext:value-type="float">
            <text:p>0.0751201</text:p>
          </table:table-cell>
          <table:table-cell office:value-type="float" office:value="3.1316397" calcext:value-type="float">
            <text:p>3.1316397</text:p>
          </table:table-cell>
          <table:table-cell office:value-type="float" office:value="2.597593" calcext:value-type="float">
            <text:p>2.597593</text:p>
          </table:table-cell>
          <table:table-cell office:value-type="float" office:value="3.069635" calcext:value-type="float">
            <text:p>3.069635</text:p>
          </table:table-cell>
          <table:table-cell office:value-type="float" office:value="0.04372058" calcext:value-type="float">
            <text:p>0.04372058</text:p>
          </table:table-cell>
          <table:table-cell office:value-type="float" office:value="5.211902" calcext:value-type="float">
            <text:p>5.211902</text:p>
          </table:table-cell>
          <table:table-cell office:value-type="float" office:value="0.9823334" calcext:value-type="float">
            <text:p>0.9823334</text:p>
          </table:table-cell>
          <table:table-cell table:formula="of:=AVERAGE([.B82:.K82])" office:value-type="float" office:value="1.8242864106" calcext:value-type="float">
            <text:p>1.8242864106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0.21563937" calcext:value-type="float">
            <text:p>0.21563937</text:p>
          </table:table-cell>
          <table:table-cell office:value-type="float" office:value="0.13471417" calcext:value-type="float">
            <text:p>0.13471417</text:p>
          </table:table-cell>
          <table:table-cell office:value-type="float" office:value="1.8628677" calcext:value-type="float">
            <text:p>1.8628677</text:p>
          </table:table-cell>
          <table:table-cell office:value-type="float" office:value="0.0751201" calcext:value-type="float">
            <text:p>0.0751201</text:p>
          </table:table-cell>
          <table:table-cell office:value-type="float" office:value="3.0287917" calcext:value-type="float">
            <text:p>3.0287917</text:p>
          </table:table-cell>
          <table:table-cell office:value-type="float" office:value="2.6522794" calcext:value-type="float">
            <text:p>2.6522794</text:p>
          </table:table-cell>
          <table:table-cell office:value-type="float" office:value="3.1342385" calcext:value-type="float">
            <text:p>3.1342385</text:p>
          </table:table-cell>
          <table:table-cell office:value-type="float" office:value="0.059941627" calcext:value-type="float">
            <text:p>0.059941627</text:p>
          </table:table-cell>
          <table:table-cell office:value-type="float" office:value="5.0243244" calcext:value-type="float">
            <text:p>5.0243244</text:p>
          </table:table-cell>
          <table:table-cell office:value-type="float" office:value="0.9531883" calcext:value-type="float">
            <text:p>0.9531883</text:p>
          </table:table-cell>
          <table:table-cell table:formula="of:=AVERAGE([.B83:.K83])" office:value-type="float" office:value="1.7141105267" calcext:value-type="float">
            <text:p>1.7141105267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0.08234068" calcext:value-type="float">
            <text:p>0.08234068</text:p>
          </table:table-cell>
          <table:table-cell office:value-type="float" office:value="0.13471417" calcext:value-type="float">
            <text:p>0.13471417</text:p>
          </table:table-cell>
          <table:table-cell office:value-type="float" office:value="1.4046043" calcext:value-type="float">
            <text:p>1.4046043</text:p>
          </table:table-cell>
          <table:table-cell office:value-type="float" office:value="0.08252534" calcext:value-type="float">
            <text:p>0.08252534</text:p>
          </table:table-cell>
          <table:table-cell office:value-type="float" office:value="3.1331413" calcext:value-type="float">
            <text:p>3.1331413</text:p>
          </table:table-cell>
          <table:table-cell office:value-type="float" office:value="2.6469624" calcext:value-type="float">
            <text:p>2.6469624</text:p>
          </table:table-cell>
          <table:table-cell office:value-type="float" office:value="3.1142411" calcext:value-type="float">
            <text:p>3.1142411</text:p>
          </table:table-cell>
          <table:table-cell office:value-type="float" office:value="0.039323866" calcext:value-type="float">
            <text:p>0.039323866</text:p>
          </table:table-cell>
          <table:table-cell office:value-type="float" office:value="5.004769" calcext:value-type="float">
            <text:p>5.004769</text:p>
          </table:table-cell>
          <table:table-cell office:value-type="float" office:value="0.9503955" calcext:value-type="float">
            <text:p>0.9503955</text:p>
          </table:table-cell>
          <table:table-cell table:formula="of:=AVERAGE([.B84:.K84])" office:value-type="float" office:value="1.6593017656" calcext:value-type="float">
            <text:p>1.6593017656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0.08159851" calcext:value-type="float">
            <text:p>0.08159851</text:p>
          </table:table-cell>
          <table:table-cell office:value-type="float" office:value="0.14174451" calcext:value-type="float">
            <text:p>0.14174451</text:p>
          </table:table-cell>
          <table:table-cell office:value-type="float" office:value="1.6119224" calcext:value-type="float">
            <text:p>1.6119224</text:p>
          </table:table-cell>
          <table:table-cell office:value-type="float" office:value="0.08252534" calcext:value-type="float">
            <text:p>0.08252534</text:p>
          </table:table-cell>
          <table:table-cell office:value-type="float" office:value="3.1577609" calcext:value-type="float">
            <text:p>3.1577609</text:p>
          </table:table-cell>
          <table:table-cell office:value-type="float" office:value="2.6522794" calcext:value-type="float">
            <text:p>2.6522794</text:p>
          </table:table-cell>
          <table:table-cell office:value-type="float" office:value="3.111841" calcext:value-type="float">
            <text:p>3.111841</text:p>
          </table:table-cell>
          <table:table-cell office:value-type="float" office:value="0.04555435" calcext:value-type="float">
            <text:p>0.04555435</text:p>
          </table:table-cell>
          <table:table-cell office:value-type="float" office:value="4.596503" calcext:value-type="float">
            <text:p>4.596503</text:p>
          </table:table-cell>
          <table:table-cell office:value-type="float" office:value="0.9503955" calcext:value-type="float">
            <text:p>0.9503955</text:p>
          </table:table-cell>
          <table:table-cell table:formula="of:=AVERAGE([.B85:.K85])" office:value-type="float" office:value="1.643212491" calcext:value-type="float">
            <text:p>1.643212491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0.08231688" calcext:value-type="float">
            <text:p>0.08231688</text:p>
          </table:table-cell>
          <table:table-cell office:value-type="float" office:value="0.13801947" calcext:value-type="float">
            <text:p>0.13801947</text:p>
          </table:table-cell>
          <table:table-cell office:value-type="float" office:value="2.0794888" calcext:value-type="float">
            <text:p>2.0794888</text:p>
          </table:table-cell>
          <table:table-cell office:value-type="float" office:value="0.0717953" calcext:value-type="float">
            <text:p>0.0717953</text:p>
          </table:table-cell>
          <table:table-cell office:value-type="float" office:value="3.0585551" calcext:value-type="float">
            <text:p>3.0585551</text:p>
          </table:table-cell>
          <table:table-cell office:value-type="float" office:value="1.2761625" calcext:value-type="float">
            <text:p>1.2761625</text:p>
          </table:table-cell>
          <table:table-cell office:value-type="float" office:value="0.5378504" calcext:value-type="float">
            <text:p>0.5378504</text:p>
          </table:table-cell>
          <table:table-cell office:value-type="float" office:value="0.04034957" calcext:value-type="float">
            <text:p>0.04034957</text:p>
          </table:table-cell>
          <table:table-cell office:value-type="float" office:value="4.9832582" calcext:value-type="float">
            <text:p>4.9832582</text:p>
          </table:table-cell>
          <table:table-cell office:value-type="float" office:value="0.9455048" calcext:value-type="float">
            <text:p>0.9455048</text:p>
          </table:table-cell>
          <table:table-cell table:formula="of:=AVERAGE([.B86:.K86])" office:value-type="float" office:value="1.321330102" calcext:value-type="float">
            <text:p>1.321330102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0.08194752" calcext:value-type="float">
            <text:p>0.08194752</text:p>
          </table:table-cell>
          <table:table-cell office:value-type="float" office:value="0.14301991" calcext:value-type="float">
            <text:p>0.14301991</text:p>
          </table:table-cell>
          <table:table-cell office:value-type="float" office:value="1.9219472" calcext:value-type="float">
            <text:p>1.9219472</text:p>
          </table:table-cell>
          <table:table-cell office:value-type="float" office:value="0.08483985" calcext:value-type="float">
            <text:p>0.08483985</text:p>
          </table:table-cell>
          <table:table-cell office:value-type="float" office:value="3.1277914" calcext:value-type="float">
            <text:p>3.1277914</text:p>
          </table:table-cell>
          <table:table-cell office:value-type="float" office:value="2.8139186" calcext:value-type="float">
            <text:p>2.8139186</text:p>
          </table:table-cell>
          <table:table-cell office:value-type="float" office:value="3.0679111" calcext:value-type="float">
            <text:p>3.0679111</text:p>
          </table:table-cell>
          <table:table-cell office:value-type="float" office:value="0.04694916" calcext:value-type="float">
            <text:p>0.04694916</text:p>
          </table:table-cell>
          <table:table-cell office:value-type="float" office:value="5.005162" calcext:value-type="float">
            <text:p>5.005162</text:p>
          </table:table-cell>
          <table:table-cell office:value-type="float" office:value="0.94207287" calcext:value-type="float">
            <text:p>0.94207287</text:p>
          </table:table-cell>
          <table:table-cell table:formula="of:=AVERAGE([.B87:.K87])" office:value-type="float" office:value="1.723555961" calcext:value-type="float">
            <text:p>1.723555961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0.08255552" calcext:value-type="float">
            <text:p>0.08255552</text:p>
          </table:table-cell>
          <table:table-cell office:value-type="float" office:value="0.15282618" calcext:value-type="float">
            <text:p>0.15282618</text:p>
          </table:table-cell>
          <table:table-cell office:value-type="float" office:value="1.9100614" calcext:value-type="float">
            <text:p>1.9100614</text:p>
          </table:table-cell>
          <table:table-cell office:value-type="float" office:value="0.08483985" calcext:value-type="float">
            <text:p>0.08483985</text:p>
          </table:table-cell>
          <table:table-cell office:value-type="float" office:value="3.181224" calcext:value-type="float">
            <text:p>3.181224</text:p>
          </table:table-cell>
          <table:table-cell office:value-type="float" office:value="1.2782991" calcext:value-type="float">
            <text:p>1.2782991</text:p>
          </table:table-cell>
          <table:table-cell office:value-type="float" office:value="2.6008177" calcext:value-type="float">
            <text:p>2.6008177</text:p>
          </table:table-cell>
          <table:table-cell office:value-type="float" office:value="0.059956588" calcext:value-type="float">
            <text:p>0.059956588</text:p>
          </table:table-cell>
          <table:table-cell office:value-type="float" office:value="5.0876293" calcext:value-type="float">
            <text:p>5.0876293</text:p>
          </table:table-cell>
          <table:table-cell office:value-type="float" office:value="0.9842334" calcext:value-type="float">
            <text:p>0.9842334</text:p>
          </table:table-cell>
          <table:table-cell table:formula="of:=AVERAGE([.B88:.K88])" office:value-type="float" office:value="1.5422443038" calcext:value-type="float">
            <text:p>1.5422443038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0.08213677" calcext:value-type="float">
            <text:p>0.08213677</text:p>
          </table:table-cell>
          <table:table-cell office:value-type="float" office:value="0.1433352" calcext:value-type="float">
            <text:p>0.1433352</text:p>
          </table:table-cell>
          <table:table-cell office:value-type="float" office:value="1.5602953" calcext:value-type="float">
            <text:p>1.5602953</text:p>
          </table:table-cell>
          <table:table-cell office:value-type="float" office:value="0.08483985" calcext:value-type="float">
            <text:p>0.08483985</text:p>
          </table:table-cell>
          <table:table-cell office:value-type="float" office:value="3.1145618" calcext:value-type="float">
            <text:p>3.1145618</text:p>
          </table:table-cell>
          <table:table-cell office:value-type="float" office:value="1.2583107" calcext:value-type="float">
            <text:p>1.2583107</text:p>
          </table:table-cell>
          <table:table-cell office:value-type="float" office:value="3.0757806" calcext:value-type="float">
            <text:p>3.0757806</text:p>
          </table:table-cell>
          <table:table-cell office:value-type="float" office:value="0.038845066" calcext:value-type="float">
            <text:p>0.038845066</text:p>
          </table:table-cell>
          <table:table-cell office:value-type="float" office:value="5.0057316" calcext:value-type="float">
            <text:p>5.0057316</text:p>
          </table:table-cell>
          <table:table-cell office:value-type="float" office:value="1.0406659" calcext:value-type="float">
            <text:p>1.0406659</text:p>
          </table:table-cell>
          <table:table-cell table:formula="of:=AVERAGE([.B89:.K89])" office:value-type="float" office:value="1.5404502786" calcext:value-type="float">
            <text:p>1.5404502786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0.082654074" calcext:value-type="float">
            <text:p>0.082654074</text:p>
          </table:table-cell>
          <table:table-cell office:value-type="float" office:value="0.15341939" calcext:value-type="float">
            <text:p>0.15341939</text:p>
          </table:table-cell>
          <table:table-cell office:value-type="float" office:value="1.5309309" calcext:value-type="float">
            <text:p>1.5309309</text:p>
          </table:table-cell>
          <table:table-cell office:value-type="float" office:value="0.08410587" calcext:value-type="float">
            <text:p>0.08410587</text:p>
          </table:table-cell>
          <table:table-cell office:value-type="float" office:value="3.1849039" calcext:value-type="float">
            <text:p>3.1849039</text:p>
          </table:table-cell>
          <table:table-cell office:value-type="float" office:value="2.7523694" calcext:value-type="float">
            <text:p>2.7523694</text:p>
          </table:table-cell>
          <table:table-cell office:value-type="float" office:value="3.068596" calcext:value-type="float">
            <text:p>3.068596</text:p>
          </table:table-cell>
          <table:table-cell office:value-type="float" office:value="0.06504858" calcext:value-type="float">
            <text:p>0.06504858</text:p>
          </table:table-cell>
          <table:table-cell office:value-type="float" office:value="5.2519455" calcext:value-type="float">
            <text:p>5.2519455</text:p>
          </table:table-cell>
          <table:table-cell office:value-type="float" office:value="0.8912708" calcext:value-type="float">
            <text:p>0.8912708</text:p>
          </table:table-cell>
          <table:table-cell table:formula="of:=AVERAGE([.B90:.K90])" office:value-type="float" office:value="1.7065244414" calcext:value-type="float">
            <text:p>1.7065244414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0.08199701" calcext:value-type="float">
            <text:p>0.08199701</text:p>
          </table:table-cell>
          <table:table-cell office:value-type="float" office:value="0.12960248" calcext:value-type="float">
            <text:p>0.12960248</text:p>
          </table:table-cell>
          <table:table-cell office:value-type="float" office:value="2.0385456" calcext:value-type="float">
            <text:p>2.0385456</text:p>
          </table:table-cell>
          <table:table-cell office:value-type="float" office:value="0.07435166" calcext:value-type="float">
            <text:p>0.07435166</text:p>
          </table:table-cell>
          <table:table-cell office:value-type="float" office:value="0.35743135" calcext:value-type="float">
            <text:p>0.35743135</text:p>
          </table:table-cell>
          <table:table-cell office:value-type="float" office:value="2.752102" calcext:value-type="float">
            <text:p>2.752102</text:p>
          </table:table-cell>
          <table:table-cell office:value-type="float" office:value="3.0758142" calcext:value-type="float">
            <text:p>3.0758142</text:p>
          </table:table-cell>
          <table:table-cell office:value-type="float" office:value="0.06370086" calcext:value-type="float">
            <text:p>0.06370086</text:p>
          </table:table-cell>
          <table:table-cell office:value-type="float" office:value="5.1190295" calcext:value-type="float">
            <text:p>5.1190295</text:p>
          </table:table-cell>
          <table:table-cell office:value-type="float" office:value="0.79973054" calcext:value-type="float">
            <text:p>0.79973054</text:p>
          </table:table-cell>
          <table:table-cell table:formula="of:=AVERAGE([.B91:.K91])" office:value-type="float" office:value="1.44923052" calcext:value-type="float">
            <text:p>1.44923052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0.08281324" calcext:value-type="float">
            <text:p>0.08281324</text:p>
          </table:table-cell>
          <table:table-cell office:value-type="float" office:value="0.1407105" calcext:value-type="float">
            <text:p>0.1407105</text:p>
          </table:table-cell>
          <table:table-cell office:value-type="float" office:value="2.0793242" calcext:value-type="float">
            <text:p>2.0793242</text:p>
          </table:table-cell>
          <table:table-cell office:value-type="float" office:value="0.07319679" calcext:value-type="float">
            <text:p>0.07319679</text:p>
          </table:table-cell>
          <table:table-cell office:value-type="float" office:value="3.171932" calcext:value-type="float">
            <text:p>3.171932</text:p>
          </table:table-cell>
          <table:table-cell office:value-type="float" office:value="1.531508" calcext:value-type="float">
            <text:p>1.531508</text:p>
          </table:table-cell>
          <table:table-cell office:value-type="float" office:value="3.0876384" calcext:value-type="float">
            <text:p>3.0876384</text:p>
          </table:table-cell>
          <table:table-cell office:value-type="float" office:value="0.027846564" calcext:value-type="float">
            <text:p>0.027846564</text:p>
          </table:table-cell>
          <table:table-cell office:value-type="float" office:value="5.247328" calcext:value-type="float">
            <text:p>5.247328</text:p>
          </table:table-cell>
          <table:table-cell office:value-type="float" office:value="0.9423308" calcext:value-type="float">
            <text:p>0.9423308</text:p>
          </table:table-cell>
          <table:table-cell table:formula="of:=AVERAGE([.B92:.K92])" office:value-type="float" office:value="1.6384628494" calcext:value-type="float">
            <text:p>1.6384628494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0.081925236" calcext:value-type="float">
            <text:p>0.081925236</text:p>
          </table:table-cell>
          <table:table-cell office:value-type="float" office:value="0.13542506" calcext:value-type="float">
            <text:p>0.13542506</text:p>
          </table:table-cell>
          <table:table-cell office:value-type="float" office:value="1.7811999" calcext:value-type="float">
            <text:p>1.7811999</text:p>
          </table:table-cell>
          <table:table-cell office:value-type="float" office:value="0.08237561" calcext:value-type="float">
            <text:p>0.08237561</text:p>
          </table:table-cell>
          <table:table-cell office:value-type="float" office:value="3.1627178" calcext:value-type="float">
            <text:p>3.1627178</text:p>
          </table:table-cell>
          <table:table-cell office:value-type="float" office:value="1.8813993" calcext:value-type="float">
            <text:p>1.8813993</text:p>
          </table:table-cell>
          <table:table-cell office:value-type="float" office:value="3.0908566" calcext:value-type="float">
            <text:p>3.0908566</text:p>
          </table:table-cell>
          <table:table-cell office:value-type="float" office:value="0.02801135" calcext:value-type="float">
            <text:p>0.02801135</text:p>
          </table:table-cell>
          <table:table-cell office:value-type="float" office:value="5.2165112" calcext:value-type="float">
            <text:p>5.2165112</text:p>
          </table:table-cell>
          <table:table-cell office:value-type="float" office:value="0.6161819" calcext:value-type="float">
            <text:p>0.6161819</text:p>
          </table:table-cell>
          <table:table-cell table:formula="of:=AVERAGE([.B93:.K93])" office:value-type="float" office:value="1.6076603956" calcext:value-type="float">
            <text:p>1.6076603956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0.08871289" calcext:value-type="float">
            <text:p>0.08871289</text:p>
          </table:table-cell>
          <table:table-cell office:value-type="float" office:value="0.14716393" calcext:value-type="float">
            <text:p>0.14716393</text:p>
          </table:table-cell>
          <table:table-cell office:value-type="float" office:value="1.6337594" calcext:value-type="float">
            <text:p>1.6337594</text:p>
          </table:table-cell>
          <table:table-cell office:value-type="float" office:value="0.07319679" calcext:value-type="float">
            <text:p>0.07319679</text:p>
          </table:table-cell>
          <table:table-cell office:value-type="float" office:value="3.0603416" calcext:value-type="float">
            <text:p>3.0603416</text:p>
          </table:table-cell>
          <table:table-cell office:value-type="float" office:value="1.7706933" calcext:value-type="float">
            <text:p>1.7706933</text:p>
          </table:table-cell>
          <table:table-cell office:value-type="float" office:value="3.0880606" calcext:value-type="float">
            <text:p>3.0880606</text:p>
          </table:table-cell>
          <table:table-cell office:value-type="float" office:value="0.042863727" calcext:value-type="float">
            <text:p>0.042863727</text:p>
          </table:table-cell>
          <table:table-cell office:value-type="float" office:value="5.190421" calcext:value-type="float">
            <text:p>5.190421</text:p>
          </table:table-cell>
          <table:table-cell office:value-type="float" office:value="0.8076586" calcext:value-type="float">
            <text:p>0.8076586</text:p>
          </table:table-cell>
          <table:table-cell table:formula="of:=AVERAGE([.B94:.K94])" office:value-type="float" office:value="1.5902871837" calcext:value-type="float">
            <text:p>1.5902871837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0.08278665" calcext:value-type="float">
            <text:p>0.08278665</text:p>
          </table:table-cell>
          <table:table-cell office:value-type="float" office:value="0.10991166" calcext:value-type="float">
            <text:p>0.10991166</text:p>
          </table:table-cell>
          <table:table-cell office:value-type="float" office:value="1.9193189" calcext:value-type="float">
            <text:p>1.9193189</text:p>
          </table:table-cell>
          <table:table-cell office:value-type="float" office:value="0.11204889" calcext:value-type="float">
            <text:p>0.11204889</text:p>
          </table:table-cell>
          <table:table-cell office:value-type="float" office:value="3.0275853" calcext:value-type="float">
            <text:p>3.0275853</text:p>
          </table:table-cell>
          <table:table-cell office:value-type="float" office:value="1.8741978" calcext:value-type="float">
            <text:p>1.8741978</text:p>
          </table:table-cell>
          <table:table-cell office:value-type="float" office:value="3.0162568" calcext:value-type="float">
            <text:p>3.0162568</text:p>
          </table:table-cell>
          <table:table-cell office:value-type="float" office:value="0.04821582" calcext:value-type="float">
            <text:p>0.04821582</text:p>
          </table:table-cell>
          <table:table-cell office:value-type="float" office:value="5.251656" calcext:value-type="float">
            <text:p>5.251656</text:p>
          </table:table-cell>
          <table:table-cell office:value-type="float" office:value="0.91037863" calcext:value-type="float">
            <text:p>0.91037863</text:p>
          </table:table-cell>
          <table:table-cell table:formula="of:=AVERAGE([.B95:.K95])" office:value-type="float" office:value="1.635235645" calcext:value-type="float">
            <text:p>1.635235645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0.081911266" calcext:value-type="float">
            <text:p>0.081911266</text:p>
          </table:table-cell>
          <table:table-cell office:value-type="float" office:value="0.13470997" calcext:value-type="float">
            <text:p>0.13470997</text:p>
          </table:table-cell>
          <table:table-cell office:value-type="float" office:value="1.9576585" calcext:value-type="float">
            <text:p>1.9576585</text:p>
          </table:table-cell>
          <table:table-cell office:value-type="float" office:value="0.11735384" calcext:value-type="float">
            <text:p>0.11735384</text:p>
          </table:table-cell>
          <table:table-cell office:value-type="float" office:value="3.171932" calcext:value-type="float">
            <text:p>3.171932</text:p>
          </table:table-cell>
          <table:table-cell office:value-type="float" office:value="1.278589" calcext:value-type="float">
            <text:p>1.278589</text:p>
          </table:table-cell>
          <table:table-cell office:value-type="float" office:value="3.0917726" calcext:value-type="float">
            <text:p>3.0917726</text:p>
          </table:table-cell>
          <table:table-cell office:value-type="float" office:value="0.050589878" calcext:value-type="float">
            <text:p>0.050589878</text:p>
          </table:table-cell>
          <table:table-cell office:value-type="float" office:value="5.005262" calcext:value-type="float">
            <text:p>5.005262</text:p>
          </table:table-cell>
          <table:table-cell office:value-type="float" office:value="0.66837376" calcext:value-type="float">
            <text:p>0.66837376</text:p>
          </table:table-cell>
          <table:table-cell table:formula="of:=AVERAGE([.B96:.K96])" office:value-type="float" office:value="1.5558152814" calcext:value-type="float">
            <text:p>1.5558152814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0.091910325" calcext:value-type="float">
            <text:p>0.091910325</text:p>
          </table:table-cell>
          <table:table-cell office:value-type="float" office:value="0.1561409" calcext:value-type="float">
            <text:p>0.1561409</text:p>
          </table:table-cell>
          <table:table-cell office:value-type="float" office:value="1.958253" calcext:value-type="float">
            <text:p>1.958253</text:p>
          </table:table-cell>
          <table:table-cell office:value-type="float" office:value="0.076745234" calcext:value-type="float">
            <text:p>0.076745234</text:p>
          </table:table-cell>
          <table:table-cell office:value-type="float" office:value="3.1041744" calcext:value-type="float">
            <text:p>3.1041744</text:p>
          </table:table-cell>
          <table:table-cell office:value-type="float" office:value="1.8620375" calcext:value-type="float">
            <text:p>1.8620375</text:p>
          </table:table-cell>
          <table:table-cell office:value-type="float" office:value="3.0939784" calcext:value-type="float">
            <text:p>3.0939784</text:p>
          </table:table-cell>
          <table:table-cell office:value-type="float" office:value="0.04208078" calcext:value-type="float">
            <text:p>0.04208078</text:p>
          </table:table-cell>
          <table:table-cell office:value-type="float" office:value="5.0304985" calcext:value-type="float">
            <text:p>5.0304985</text:p>
          </table:table-cell>
          <table:table-cell office:value-type="float" office:value="0.8173012" calcext:value-type="float">
            <text:p>0.8173012</text:p>
          </table:table-cell>
          <table:table-cell table:formula="of:=AVERAGE([.B97:.K97])" office:value-type="float" office:value="1.6233120239" calcext:value-type="float">
            <text:p>1.6233120239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0.08353078" calcext:value-type="float">
            <text:p>0.08353078</text:p>
          </table:table-cell>
          <table:table-cell office:value-type="float" office:value="0.11159603" calcext:value-type="float">
            <text:p>0.11159603</text:p>
          </table:table-cell>
          <table:table-cell office:value-type="float" office:value="1.7297287" calcext:value-type="float">
            <text:p>1.7297287</text:p>
          </table:table-cell>
          <table:table-cell office:value-type="float" office:value="0.08234027" calcext:value-type="float">
            <text:p>0.08234027</text:p>
          </table:table-cell>
          <table:table-cell office:value-type="float" office:value="3.1789088" calcext:value-type="float">
            <text:p>3.1789088</text:p>
          </table:table-cell>
          <table:table-cell office:value-type="float" office:value="1.2576556" calcext:value-type="float">
            <text:p>1.2576556</text:p>
          </table:table-cell>
          <table:table-cell office:value-type="float" office:value="3.0084598" calcext:value-type="float">
            <text:p>3.0084598</text:p>
          </table:table-cell>
          <table:table-cell office:value-type="float" office:value="0.05297312" calcext:value-type="float">
            <text:p>0.05297312</text:p>
          </table:table-cell>
          <table:table-cell office:value-type="float" office:value="5.2217846" calcext:value-type="float">
            <text:p>5.2217846</text:p>
          </table:table-cell>
          <table:table-cell office:value-type="float" office:value="0.37742165" calcext:value-type="float">
            <text:p>0.37742165</text:p>
          </table:table-cell>
          <table:table-cell table:formula="of:=AVERAGE([.B98:.K98])" office:value-type="float" office:value="1.510439935" calcext:value-type="float">
            <text:p>1.510439935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0.10903246" calcext:value-type="float">
            <text:p>0.10903246</text:p>
          </table:table-cell>
          <table:table-cell office:value-type="float" office:value="0.1250143" calcext:value-type="float">
            <text:p>0.1250143</text:p>
          </table:table-cell>
          <table:table-cell office:value-type="float" office:value="1.8538144" calcext:value-type="float">
            <text:p>1.8538144</text:p>
          </table:table-cell>
          <table:table-cell office:value-type="float" office:value="0.0739302" calcext:value-type="float">
            <text:p>0.0739302</text:p>
          </table:table-cell>
          <table:table-cell office:value-type="float" office:value="3.2095003" calcext:value-type="float">
            <text:p>3.2095003</text:p>
          </table:table-cell>
          <table:table-cell office:value-type="float" office:value="2.6766062" calcext:value-type="float">
            <text:p>2.6766062</text:p>
          </table:table-cell>
          <table:table-cell office:value-type="float" office:value="3.104998" calcext:value-type="float">
            <text:p>3.104998</text:p>
          </table:table-cell>
          <table:table-cell office:value-type="float" office:value="0.062052157" calcext:value-type="float">
            <text:p>0.062052157</text:p>
          </table:table-cell>
          <table:table-cell office:value-type="float" office:value="5.005262" calcext:value-type="float">
            <text:p>5.005262</text:p>
          </table:table-cell>
          <table:table-cell office:value-type="float" office:value="0.870111" calcext:value-type="float">
            <text:p>0.870111</text:p>
          </table:table-cell>
          <table:table-cell table:formula="of:=AVERAGE([.B99:.K99])" office:value-type="float" office:value="1.7090321017" calcext:value-type="float">
            <text:p>1.7090321017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0.0961812" calcext:value-type="float">
            <text:p>0.0961812</text:p>
          </table:table-cell>
          <table:table-cell office:value-type="float" office:value="0.1562331" calcext:value-type="float">
            <text:p>0.1562331</text:p>
          </table:table-cell>
          <table:table-cell office:value-type="float" office:value="1.9100614" calcext:value-type="float">
            <text:p>1.9100614</text:p>
          </table:table-cell>
          <table:table-cell office:value-type="float" office:value="0.11131324" calcext:value-type="float">
            <text:p>0.11131324</text:p>
          </table:table-cell>
          <table:table-cell office:value-type="float" office:value="3.0172377" calcext:value-type="float">
            <text:p>3.0172377</text:p>
          </table:table-cell>
          <table:table-cell office:value-type="float" office:value="2.6742966" calcext:value-type="float">
            <text:p>2.6742966</text:p>
          </table:table-cell>
          <table:table-cell office:value-type="float" office:value="3.0201054" calcext:value-type="float">
            <text:p>3.0201054</text:p>
          </table:table-cell>
          <table:table-cell office:value-type="float" office:value="0.03988013" calcext:value-type="float">
            <text:p>0.03988013</text:p>
          </table:table-cell>
          <table:table-cell office:value-type="float" office:value="5.005262" calcext:value-type="float">
            <text:p>5.005262</text:p>
          </table:table-cell>
          <table:table-cell office:value-type="float" office:value="0.901988" calcext:value-type="float">
            <text:p>0.901988</text:p>
          </table:table-cell>
          <table:table-cell table:formula="of:=AVERAGE([.B100:.K100])" office:value-type="float" office:value="1.693255877" calcext:value-type="float">
            <text:p>1.693255877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0.08726141" calcext:value-type="float">
            <text:p>0.08726141</text:p>
          </table:table-cell>
          <table:table-cell office:value-type="float" office:value="0.10909797" calcext:value-type="float">
            <text:p>0.10909797</text:p>
          </table:table-cell>
          <table:table-cell office:value-type="float" office:value="1.900748" calcext:value-type="float">
            <text:p>1.900748</text:p>
          </table:table-cell>
          <table:table-cell office:value-type="float" office:value="0.08234027" calcext:value-type="float">
            <text:p>0.08234027</text:p>
          </table:table-cell>
          <table:table-cell office:value-type="float" office:value="3.0047362" calcext:value-type="float">
            <text:p>3.0047362</text:p>
          </table:table-cell>
          <table:table-cell office:value-type="float" office:value="2.6771894" calcext:value-type="float">
            <text:p>2.6771894</text:p>
          </table:table-cell>
          <table:table-cell office:value-type="float" office:value="3.109785" calcext:value-type="float">
            <text:p>3.109785</text:p>
          </table:table-cell>
          <table:table-cell office:value-type="float" office:value="0.05485499" calcext:value-type="float">
            <text:p>0.05485499</text:p>
          </table:table-cell>
          <table:table-cell office:value-type="float" office:value="4.012101" calcext:value-type="float">
            <text:p>4.012101</text:p>
          </table:table-cell>
          <table:table-cell office:value-type="float" office:value="0.90196407" calcext:value-type="float">
            <text:p>0.90196407</text:p>
          </table:table-cell>
          <table:table-cell table:formula="of:=AVERAGE([.B101:.K101])" office:value-type="float" office:value="1.594007831" calcext:value-type="float">
            <text:p>1.594007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5:06:42.941000000</meta:creation-date>
    <dc:date>2023-06-07T15:26:25.792000000</dc:date>
    <meta:editing-duration>PT19M43S</meta:editing-duration>
    <meta:editing-cycles>1</meta:editing-cycles>
    <meta:document-statistic meta:table-count="1" meta:cell-count="1212" meta:object-count="1"/>
    <meta:generator>LibreOffice/7.5.2.2$Windows_X86_64 LibreOffice_project/53bb9681a964705cf672590721dbc85eb4d0c3a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27cm" svg:height="15.247cm" xlink:href=".." xlink:type="simple" chart:class="chart:scatter" chart:style-name="ch1">
        <chart:legend chart:legend-position="end" svg:x="21.011cm" svg:y="7.321cm" style:legend-expansion="high" chart:style-name="ch2"/>
        <chart:plot-area chart:style-name="ch3" table:cell-range-address="Arkusz1.A1:Arkusz1.A101 Arkusz1.L1:Arkusz1.L101" svg:x="0.48cm" svg:y="0.304cm" svg:width="20.051cm" svg:height="14.639cm">
          <chart:coordinate-region svg:x="1.218cm" svg:y="0.507cm" svg:width="19.025cm" svg:height="13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L1:Arkusz1.L101" chart:class="chart:scatter">
            <chart:domain table:cell-range-address="Arkusz1.A1:Arkusz1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1:Arkusz1.A101</svg:desc>
                </draw:g>
              </table:table-cell>
              <table:table-cell office:value-type="float" office:value="6.048854258">
                <text:p>6.048854258</text:p>
                <draw:g>
                  <svg:desc>Arkusz1.L1:Arkusz1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2816907102">
                <text:p>5.2816907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23817194">
                <text:p>6.23817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8473884335">
                <text:p>3.8473884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650460014">
                <text:p>3.65046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3261503598">
                <text:p>3.3261503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154778799">
                <text:p>3.154778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199081628">
                <text:p>3.199081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456299938">
                <text:p>2.456299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953036152">
                <text:p>2.953036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398025456">
                <text:p>2.398025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0595480938">
                <text:p>2.0595480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4997172234">
                <text:p>2.4997172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396058241">
                <text:p>2.396058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8069157794">
                <text:p>1.8069157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5643494372">
                <text:p>2.5643494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486094464">
                <text:p>2.486094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3053842097">
                <text:p>2.30538420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3654485351">
                <text:p>2.36544853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4532976">
                <text:p>2.45329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4076690944">
                <text:p>2.4076690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5153162443">
                <text:p>2.5153162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1331977266">
                <text:p>2.1331977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4350129">
                <text:p>2.4350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3961665608">
                <text:p>2.3961665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4773291894">
                <text:p>2.4773291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3952720078">
                <text:p>2.3952720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6241588855">
                <text:p>1.62415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1066689764">
                <text:p>2.10666897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0898985564">
                <text:p>2.0898985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92287774">
                <text:p>1.922877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0226785581">
                <text:p>2.0226785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00384581">
                <text:p>2.003845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072395704">
                <text:p>2.072395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7848868907">
                <text:p>1.78488689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8338889756">
                <text:p>1.83388897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977642693">
                <text:p>1.9776426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4864427093">
                <text:p>1.48644270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050838264">
                <text:p>2.0508382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899016418">
                <text:p>1.8990164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8307301274">
                <text:p>1.8307301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0980060438">
                <text:p>2.09800604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8212646218">
                <text:p>1.8212646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8645174984">
                <text:p>1.86451749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0826724952">
                <text:p>2.0826724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0291237766">
                <text:p>2.0291237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8765384647">
                <text:p>1.87653846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770492208">
                <text:p>1.770492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838664223">
                <text:p>1.5838664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0744898924">
                <text:p>2.07448989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9664921595">
                <text:p>1.96649215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891643507">
                <text:p>1.891643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0373314533">
                <text:p>2.0373314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0350480262">
                <text:p>2.03504802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92715005">
                <text:p>1.927150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7386914182">
                <text:p>1.73869141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985176763">
                <text:p>1.9851767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.124219186">
                <text:p>2.124219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049977664">
                <text:p>2.049977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847911715">
                <text:p>1.847911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1321633506">
                <text:p>2.1321633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112392501">
                <text:p>2.1123925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175651692">
                <text:p>2.1756516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816315586">
                <text:p>1.816315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987046972">
                <text:p>1.9870469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1594115744">
                <text:p>1.15941157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7623688386">
                <text:p>1.7623688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0298886052">
                <text:p>2.0298886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0693834229">
                <text:p>2.06938342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8644666102">
                <text:p>1.8644666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0565883281">
                <text:p>2.0565883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068973984">
                <text:p>2.068973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993550717">
                <text:p>1.9935507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1078045215">
                <text:p>2.10780452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054977618">
                <text:p>2.0549776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0583474355">
                <text:p>2.05834743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0532354073">
                <text:p>2.05323540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742870147">
                <text:p>1.7428701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.1373774425">
                <text:p>2.1373774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1457505364">
                <text:p>2.14575053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7602774105">
                <text:p>1.7602774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8242864106">
                <text:p>1.82428641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7141105267">
                <text:p>1.7141105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6593017656">
                <text:p>1.65930176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643212491">
                <text:p>1.6432124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.321330102">
                <text:p>1.3213301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.723555961">
                <text:p>1.7235559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5422443038">
                <text:p>1.5422443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5404502786">
                <text:p>1.54045027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7065244414">
                <text:p>1.7065244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44923052">
                <text:p>1.449230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6384628494">
                <text:p>1.6384628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6076603956">
                <text:p>1.60766039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.5902871837">
                <text:p>1.59028718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.635235645">
                <text:p>1.635235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.5558152814">
                <text:p>1.55581528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.6233120239">
                <text:p>1.62331202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.510439935">
                <text:p>1.5104399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.7090321017">
                <text:p>1.70903210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.693255877">
                <text:p>1.693255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.594007831">
                <text:p>1.5940078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